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1.296cm" fo:margin-right="0cm" fo:text-indent="0cm" style:auto-text-indent="false"/>
    </style:style>
    <style:style style:name="P3" style:family="paragraph" style:parent-style-name="Standard">
      <style:paragraph-properties fo:margin-left="1.296cm" fo:margin-right="0cm" fo:text-indent="0cm" style:auto-text-indent="false"/>
      <style:text-properties style:text-underline-style="none"/>
    </style:style>
    <style:style style:name="P4" style:family="paragraph" style:parent-style-name="Standard">
      <style:paragraph-properties fo:margin-left="1.296cm" fo:margin-right="0cm" fo:text-indent="0cm" style:auto-text-indent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left="1.296cm" fo:margin-right="0cm" fo:text-indent="0cm" style:auto-text-indent="false" fo:break-before="page"/>
    </style:style>
    <style:style style:name="P6" style:family="paragraph" style:parent-style-name="Standard">
      <style:paragraph-properties fo:margin-left="1.296cm" fo:margin-right="0cm" fo:text-indent="0cm" style:auto-text-indent="false" fo:padding="0.074cm" fo:border-left="none" fo:border-right="none" fo:border-top="none" fo:border-bottom="0.06pt solid #000000" style:join-border="false"/>
      <style:text-properties style:text-underline-style="non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text-underline-style="none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left="0cm" fo:margin-right="0cm" fo:text-indent="0cm" style:auto-text-indent="false" fo:break-before="page"/>
      <style:text-properties style:text-underline-style="none"/>
    </style:style>
    <style:style style:name="P12" style:family="paragraph" style:parent-style-name="Standard">
      <style:paragraph-properties fo:margin-left="0cm" fo:margin-right="0cm" fo:text-indent="3.44cm" style:auto-text-indent="false">
        <style:tab-stops>
          <style:tab-stop style:position="0cm"/>
        </style:tab-stops>
      </style:paragraph-properties>
      <style:text-properties style:text-underline-style="none"/>
    </style:style>
    <style:style style:name="P13" style:family="paragraph" style:parent-style-name="Standard">
      <style:paragraph-properties fo:margin-left="0cm" fo:margin-right="0cm" fo:text-indent="1.693cm" style:auto-text-indent="false">
        <style:tab-stops>
          <style:tab-stop style:position="0cm"/>
        </style:tab-stops>
      </style:paragraph-properties>
      <style:text-properties style:text-underline-style="none"/>
    </style:style>
    <style:style style:name="P14" style:family="paragraph" style:parent-style-name="Standard">
      <style:paragraph-properties fo:margin-left="0cm" fo:margin-right="0cm" fo:text-indent="1.667cm" style:auto-text-indent="false">
        <style:tab-stops>
          <style:tab-stop style:position="0cm"/>
        </style:tab-stops>
      </style:paragraph-properties>
      <style:text-properties style:text-underline-style="none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8">
      <style:paragraph-properties fo:margin-left="1.296cm" fo:margin-right="0cm" fo:text-indent="0cm" style:auto-text-indent="false"/>
      <style:text-properties style:text-underline-style="none"/>
    </style:style>
    <style:style style:name="P23" style:family="paragraph" style:parent-style-name="Standard" style:list-style-name="L9">
      <style:paragraph-properties fo:margin-left="1.296cm" fo:margin-right="0cm" fo:text-indent="0cm" style:auto-text-indent="false"/>
      <style:text-properties style:text-underline-style="none"/>
    </style:style>
    <style:style style:name="P24" style:family="paragraph" style:parent-style-name="Standard" style:list-style-name="L10">
      <style:paragraph-properties fo:margin-left="1.296cm" fo:margin-right="0cm" fo:text-indent="0cm" style:auto-text-indent="false"/>
      <style:text-properties style:text-underline-style="none"/>
    </style:style>
    <style:style style:name="P25" style:family="paragraph" style:parent-style-name="Standard" style:list-style-name="L11">
      <style:paragraph-properties fo:margin-left="1.296cm" fo:margin-right="0cm" fo:text-indent="0cm" style:auto-text-indent="false"/>
      <style:text-properties style:text-underline-style="none"/>
    </style:style>
    <style:style style:name="P26" style:family="paragraph" style:parent-style-name="Standard" style:list-style-name="L12">
      <style:paragraph-properties fo:margin-left="1.296cm" fo:margin-right="0cm" fo:text-indent="0cm" style:auto-text-indent="false"/>
      <style:text-properties style:text-underline-style="none"/>
    </style:style>
    <style:style style:name="P27" style:family="paragraph" style:parent-style-name="Standard" style:list-style-name="L14">
      <style:paragraph-properties fo:margin-left="1.296cm" fo:margin-right="0cm" fo:text-indent="0cm" style:auto-text-indent="false"/>
      <style:text-properties style:text-underline-style="none"/>
    </style:style>
    <style:style style:name="P28" style:family="paragraph" style:parent-style-name="Standard" style:list-style-name="L15">
      <style:paragraph-properties fo:margin-left="1.296cm" fo:margin-right="0cm" fo:text-indent="0cm" style:auto-text-indent="false"/>
      <style:text-properties style:text-underline-style="none"/>
    </style:style>
    <style:style style:name="P29" style:family="paragraph" style:parent-style-name="Standard" style:list-style-name="L16">
      <style:paragraph-properties fo:margin-left="1.296cm" fo:margin-right="0cm" fo:text-indent="0cm" style:auto-text-indent="false"/>
      <style:text-properties style:text-underline-style="none"/>
    </style:style>
    <style:style style:name="P30" style:family="paragraph" style:parent-style-name="Standard" style:list-style-name="L18">
      <style:paragraph-properties fo:margin-left="1.296cm" fo:margin-right="0cm" fo:text-indent="0cm" style:auto-text-indent="false"/>
      <style:text-properties style:text-underline-style="none"/>
    </style:style>
    <style:style style:name="P31" style:family="paragraph" style:parent-style-name="Standard" style:list-style-name="L20">
      <style:paragraph-properties fo:margin-left="1.296cm" fo:margin-right="0cm" fo:text-indent="0cm" style:auto-text-indent="false"/>
      <style:text-properties style:text-underline-style="none"/>
    </style:style>
    <style:style style:name="P32" style:family="paragraph" style:parent-style-name="Standard" style:list-style-name="L21">
      <style:paragraph-properties fo:margin-left="1.296cm" fo:margin-right="0cm" fo:text-indent="0cm" style:auto-text-indent="false"/>
      <style:text-properties style:text-underline-style="none"/>
    </style:style>
    <style:style style:name="P33" style:family="paragraph" style:parent-style-name="Standard" style:list-style-name="L22">
      <style:paragraph-properties fo:margin-left="1.296cm" fo:margin-right="0cm" fo:text-indent="0cm" style:auto-text-indent="false"/>
      <style:text-properties style:text-underline-style="none"/>
    </style:style>
    <style:style style:name="P34" style:family="paragraph" style:parent-style-name="Standard" style:list-style-name="L23">
      <style:paragraph-properties fo:margin-left="1.296cm" fo:margin-right="0cm" fo:text-indent="0cm" style:auto-text-indent="false"/>
      <style:text-properties style:text-underline-style="none"/>
    </style:style>
    <style:style style:name="P35" style:family="paragraph" style:parent-style-name="Standard" style:list-style-name="L24">
      <style:paragraph-properties fo:margin-left="1.296cm" fo:margin-right="0cm" fo:text-indent="0cm" style:auto-text-indent="false"/>
      <style:text-properties style:text-underline-style="none"/>
    </style:style>
    <style:style style:name="P36" style:family="paragraph" style:parent-style-name="Standard" style:list-style-name="L25">
      <style:paragraph-properties fo:margin-left="1.296cm" fo:margin-right="0cm" fo:text-indent="0cm" style:auto-text-indent="false"/>
      <style:text-properties style:text-underline-style="none"/>
    </style:style>
    <style:style style:name="P37" style:family="paragraph" style:parent-style-name="Standard" style:list-style-name="L26">
      <style:paragraph-properties fo:margin-left="1.296cm" fo:margin-right="0cm" fo:text-indent="0cm" style:auto-text-indent="false"/>
      <style:text-properties style:text-underline-style="none"/>
    </style:style>
    <style:style style:name="P38" style:family="paragraph" style:parent-style-name="Standard" style:list-style-name="L27">
      <style:paragraph-properties fo:margin-left="1.296cm" fo:margin-right="0cm" fo:text-indent="0cm" style:auto-text-indent="false"/>
      <style:text-properties style:text-underline-style="none"/>
    </style:style>
    <style:style style:name="P39" style:family="paragraph" style:parent-style-name="Standard" style:list-style-name="L13">
      <style:paragraph-properties fo:margin-left="1.296cm" fo:margin-right="0cm" fo:text-indent="0cm" style:auto-text-indent="false"/>
      <style:text-properties style:text-underline-style="solid" style:text-underline-width="auto" style:text-underline-color="font-color"/>
    </style:style>
    <style:style style:name="P40" style:family="paragraph" style:parent-style-name="Standard" style:list-style-name="L17">
      <style:paragraph-properties fo:margin-left="1.296cm" fo:margin-right="0cm" fo:text-indent="0cm" style:auto-text-indent="false"/>
      <style:text-properties style:text-underline-style="solid" style:text-underline-width="auto" style:text-underline-color="font-color"/>
    </style:style>
    <style:style style:name="P41" style:family="paragraph" style:parent-style-name="Standard" style:list-style-name="L19">
      <style:paragraph-properties fo:margin-left="1.296cm" fo:margin-right="0cm" fo:text-indent="0cm" style:auto-text-indent="false"/>
      <style:text-properties style:text-underline-style="solid" style:text-underline-width="auto" style:text-underline-color="font-color"/>
    </style:style>
    <style:style style:name="P42" style:family="paragraph" style:parent-style-name="Standard" style:list-style-name="L8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43" style:family="paragraph" style:parent-style-name="Standard" style:list-style-name="L28">
      <style:paragraph-properties fo:margin-left="0cm" fo:margin-right="0cm" fo:text-indent="0cm" style:auto-text-indent="false"/>
    </style:style>
    <style:style style:name="P44" style:family="paragraph" style:parent-style-name="Standard" style:list-style-name="L28">
      <style:paragraph-properties fo:margin-left="0cm" fo:margin-right="0cm" fo:text-indent="0cm" style:auto-text-indent="false"/>
      <style:text-properties style:text-underline-style="none"/>
    </style:style>
    <style:style style:name="P45" style:family="paragraph" style:parent-style-name="Standard" style:list-style-name="L29">
      <style:paragraph-properties fo:margin-left="0cm" fo:margin-right="0cm" fo:text-indent="0cm" style:auto-text-indent="false"/>
      <style:text-properties style:text-underline-style="none"/>
    </style:style>
    <style:style style:name="P4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text-underline-style="none"/>
    </style:style>
    <style:style style:name="P47" style:family="paragraph" style:parent-style-name="Standard" style:list-style-name="L30">
      <style:paragraph-properties fo:margin-left="0cm" fo:margin-right="0cm" fo:text-indent="3.413cm" style:auto-text-indent="false"/>
      <style:text-properties style:text-underline-style="none"/>
    </style:style>
    <style:style style:name="P48" style:family="paragraph" style:parent-style-name="Standard" style:list-style-name="L30">
      <style:paragraph-properties fo:margin-left="0cm" fo:margin-right="0cm" fo:text-indent="3.44cm" style:auto-text-indent="false">
        <style:tab-stops>
          <style:tab-stop style:position="0cm"/>
        </style:tab-stops>
      </style:paragraph-properties>
      <style:text-properties style:text-underline-style="none"/>
    </style:style>
    <style:style style:name="P49" style:family="paragraph" style:parent-style-name="Standard" style:list-style-name="L31">
      <style:paragraph-properties fo:margin-left="0cm" fo:margin-right="0cm" fo:text-indent="1.693cm" style:auto-text-indent="false">
        <style:tab-stops>
          <style:tab-stop style:position="0cm"/>
        </style:tab-stops>
      </style:paragraph-properties>
      <style:text-properties style:text-underline-style="none"/>
    </style:style>
    <style:style style:name="P50" style:family="paragraph" style:parent-style-name="Standard" style:list-style-name="L31">
      <style:paragraph-properties fo:margin-left="0cm" fo:margin-right="0cm" fo:text-indent="1.667cm" style:auto-text-indent="false">
        <style:tab-stops>
          <style:tab-stop style:position="0cm"/>
        </style:tab-stops>
      </style:paragraph-properties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 Tupel Informationen zur Netzwerkkommunikation: </text:p>
      <text:p text:style-name="Standard"/>
      <text:p text:style-name="Standard">2 IP-Adressen </text:p>
      <text:p text:style-name="Standard">2 Portadressen </text:p>
      <text:p text:style-name="Standard">1x Protokolltyp </text:p>
      <text:p text:style-name="Standard"/>
      <text:p text:style-name="Standard">Socket-API <text:s/>-- Interafce für Zugriff auf Transportschicht </text:p>
      <text:p text:style-name="Standard"><text:tab/>unter Unix über Socket Deskriptoren </text:p>
      <text:p text:style-name="Standard"><text:tab/>Solaris 2 Sätze von Funktionen </text:p>
      <text:p text:style-name="Standard"><text:tab/><text:tab/>API basierend auf BSD Netzwerk Fkt. </text:p>
      <text:p text:style-name="Standard"><text:tab/><text:tab/>API <text:tab/>~ <text:s text:c="4"/>auf X/Open- ~ </text:p>
      <text:p text:style-name="Standard"><text:tab/><text:tab/>"man -s3N" <text:s text:c="2"/>BSD Fkt. </text:p>
      <text:p text:style-name="Standard"><text:tab/><text:tab/>"man -s3XN" <text:s/>X/Open-Fkt. </text:p>
      <text:p text:style-name="Standard"/>
      <text:p text:style-name="Standard"/>
      <text:p text:style-name="Standard"/>
      <text:p text:style-name="Standard">Client Server Modell </text:p>
      <text:p text:style-name="Standard"/>
      <text:p text:style-name="Standard">Server:<text:tab/>Zuerst gestartet </text:p>
      <text:p text:style-name="Standard"><text:tab/>Socket einrichten </text:p>
      <text:p text:style-name="Standard"><text:tab/>Wartezustand (passive Rolle) </text:p>
      <text:p text:style-name="Standard"><text:tab/>Kommunikation (nach Protokoll)<text:tab/> </text:p>
      <text:p text:style-name="Standard"/>
      <text:p text:style-name="Standard">Client:<text:tab/>Start nach Server </text:p>
      <text:p text:style-name="Standard"><text:tab/>Socket einrichten </text:p>
      <text:p text:style-name="Standard"><text:tab/>Anforderung (aktive Rolle) </text:p>
      <text:p text:style-name="Standard"><text:tab/>Kommunikation </text:p>
      <text:p text:style-name="Standard">iterativer oder paralleler Server </text:p>
      <text:p text:style-name="Standard"/>
      <text:p text:style-name="Standard">2.2 TCP SOCKETS UNTER UNIX </text:p>
      <text:p text:style-name="Standard"/>
      <text:p text:style-name="Standard"><text:tab/>#include <text:tab/>&lt;sys/types.h&gt; </text:p>
      <text:p text:style-name="Standard"><text:tab/>"<text:tab/><text:tab/>&lt;sys/socket.h&gt; </text:p>
      <text:p text:style-name="Standard"><text:tab/>"<text:tab/><text:tab/>&lt;netinet/in.h&gt; </text:p>
      <text:p text:style-name="Standard"><text:tab/>"<text:tab/><text:tab/>&lt;arpa/inet.h&gt; </text:p>
      <text:p text:style-name="Standard"/>
      <text:p text:style-name="Standard"><text:tab/>Compileraufruf mit <text:tab/>-lsocket -lnsl (BSD) </text:p>
      <text:p text:style-name="Standard"><text:tab/><text:tab/><text:tab/>oder<text:tab/>-lxnet<text:tab/>(X/Open) </text:p>
      <text:p text:style-name="Standard"><text:tab/>Muss man bei Linux (angeblich) nicht angeben </text:p>
      <text:p text:style-name="Standard"/>
      <text:p text:style-name="Standard">Socket - Erzeugung (Für Client und Server) </text:p>
      <text:p text:style-name="Standard"/>
      <text:p text:style-name="Standard"><text:tab/>int s; </text:p>
      <text:p text:style-name="Standard"><text:tab/>s=socket(Adressfamilie,Sockettyp,Protokoll); </text:p>
      <text:p text:style-name="Standard"/>
      <text:p text:style-name="Standard"><text:tab/>Adressfamilie (auch Protokollfamilie) </text:p>
      <text:p text:style-name="Standard"><text:tab/><text:tab/>AF_INET oder PF_INET <text:tab/>für IPv4 </text:p>
      <text:p text:style-name="Standard"><text:tab/><text:tab/>AF_INET6<text:tab/><text:tab/>für IPv6 </text:p>
      <text:p text:style-name="Standard"/>
      <text:p text:style-name="Standard"><text:tab/>Sockettyp: SOCK_STREAM verbindungsorientierte Kommunikation über TCP </text:p>
      <text:p text:style-name="Standard"><text:tab/>Protokoll: Protokollnr. 0 und SOCK_STREAM == TCP </text:p>
      <text:p text:style-name="Standard"/>
      <text:p text:style-name="Standard"><text:soft-page-break/><text:tab/>s=socket(AF_INET,SOCK_STREAM,0); </text:p>
      <text:p text:style-name="Standard"><text:tab/>if(s&lt;0){perror("socket");exit(1)} </text:p>
      <text:p text:style-name="Standard"/>
      <text:p text:style-name="Standard">TCP-Server </text:p>
      <text:p text:style-name="Standard"><text:tab/> </text:p>
      <text:p text:style-name="Standard"><text:tab/>Adressstruktur einrichten mit IP-Adresse und Port-Adresse </text:p>
      <text:p text:style-name="Standard"><text:tab/> </text:p>
      <text:p text:style-name="Standard"><text:tab/>struct sockaddr_in server; </text:p>
      <text:p text:style-name="Standard"><text:tab/><text:tab/>server.sin_family = AF_INET; </text:p>
      <text:p text:style-name="Standard"><text:tab/><text:tab/>server.sin_port = Portnummer; </text:p>
      <text:p text:style-name="Standard"><text:tab/><text:tab/>server.sin_addr.s_addr = INADDR_ANY; </text:p>
      <text:p text:style-name="Standard"/>
      <text:p text:style-name="Standard"><text:tab/>Portadressen: Adressraum 0...65535 (16 Bit) </text:p>
      <text:p text:style-name="Standard"><text:tab/><text:tab/><text:tab/>separat für TCP und UDP </text:p>
      <text:p text:style-name="Standard"><text:tab/><text:tab/>reservierte Ports: 0...1023 Standarddienste (nur im Superuser-Status) </text:p>
      <text:p text:style-name="Standard"><text:tab/><text:tab/><text:tab/>z.B. <text:tab/>ftp <text:tab/>20 </text:p>
      <text:p text:style-name="Standard"><text:tab/><text:tab/><text:tab/><text:tab/><text:tab/>21 </text:p>
      <text:p text:style-name="Standard"><text:tab/><text:tab/><text:tab/><text:tab/>telnet </text:p>
      <text:p text:style-name="Standard"><text:tab/><text:tab/>BSD: <text:tab/>1024...5000 Bereich für kurzlebige Ports (für automatische Vergabe) </text:p>
      <text:p text:style-name="Standard"><text:tab/><text:tab/><text:tab/>5000...65535 frei verfügbar </text:p>
      <text:p text:style-name="Standard"><text:tab/><text:tab/>Solaris: 32768...65535 für kurzlebige Ports </text:p>
      <text:p text:style-name="Standard"><text:tab/><text:tab/>IANA: 49152...65535 </text:p>
      <text:p text:style-name="Standard"><text:tab/><text:tab/>Praktikum: &gt;= 50000 </text:p>
      <text:p text:style-name="Standard"/>
      <text:p text:style-name="Standard">Zusammenhang Adressstruktur - Socketdeskriptor </text:p>
      <text:p text:style-name="Standard"><text:tab/> </text:p>
      <text:p text:style-name="Standard"><text:tab/>int rc; </text:p>
      <text:p text:style-name="Standard"><text:tab/>rc = bind(s,(struct sockaddr*)&amp;server, sizeof(server)); </text:p>
      <text:p text:style-name="Standard"><text:tab/><text:tab/>rc == 0 -&gt; shiny </text:p>
      <text:p text:style-name="Standard"><text:tab/><text:tab/>if(rc&lt;0){perror("bind"),exit(1);} </text:p>
      <text:p text:style-name="Standard"/>
      <text:p text:style-name="Standard">Empfangsbereitschaft des Servers für Clientandorderungen </text:p>
      <text:p text:style-name="Standard"><text:tab/>rc = listen(s,anzahl); </text:p>
      <text:p text:style-name="Standard"><text:tab/>rc == 0 i.O. Warteschlange für Anforderung mir entspr. Anzahl an Warteplätzen </text:p>
      <text:p text:style-name="Standard"><text:tab/>rc &lt; 0 Fehler </text:p>
      <text:p text:style-name="Standard"/>
      <text:p text:style-name="Standard"><text:tab/>int s2; </text:p>
      <text:p text:style-name="Standard"><text:tab/>s2 = accept(s,0,0); 1 Anforderung aus Warteschlange bzw. warten (blockierend!) </text:p>
      <text:p text:style-name="Standard"><text:tab/>s2 &gt;= 0 i.O. </text:p>
      <text:p text:style-name="Standard"><text:tab/>s2 &lt; 0 Fehler </text:p>
      <text:p text:style-name="Standard"/>
      <text:p text:style-name="Standard"><text:tab/>s2 für nachfolgende Komm. (s für Warteschlange!)</text:p>
      <text:p text:style-name="Standard"/>
      <text:p text:style-name="Standard">KW 43</text:p>
      <text:p text:style-name="Standard"/>
      <text:p text:style-name="Standard">TCP-Sockets(Server)</text:p>
      <text:p text:style-name="Standard"/>
      <text:p text:style-name="Standard">int s,s2,AC;</text:p>
      <text:p text:style-name="Standard">struct sockadds_in server;</text:p>
      <text:p text:style-name="Standard">s=socket(AF_INET,SOCK_STREAM,0);</text:p>
      <text:p text:style-name="Standard">if(s&gt;0) ….</text:p>
      <text:p text:style-name="Standard"/>
      <text:p text:style-name="Standard"><text:soft-page-break/>server.sim_family = AF_INET;</text:p>
      <text:p text:style-name="Standard">server.sin_port = 50123;</text:p>
      <text:p text:style-name="Standard">server.sin_adds.s_adds = INADDR_ANY;</text:p>
      <text:p text:style-name="Standard"/>
      <text:p text:style-name="Standard">rc= bind(s,(struct sockadds*)&amp;server,sizeof(server));</text:p>
      <text:p text:style-name="Standard">if(rc&lt;0)...</text:p>
      <text:p text:style-name="Standard"/>
      <text:p text:style-name="Standard">rc = listen(s,5);</text:p>
      <text:p text:style-name="Standard">s2=accept(s,0,0);</text:p>
      <text:p text:style-name="Standard">if(s2&lt;0)...</text:p>
      <text:p text:style-name="Standard"/>
      <text:p text:style-name="Standard">TCP-Client</text:p>
      <text:list xml:id="list1891509146" text:style-name="L1">
        <text:list-item>
          <text:list>
            <text:list-item>
              <text:list>
                <text:list-item>
                  <text:p text:style-name="P15">Socket anlegen wie Server</text:p>
                </text:list-item>
                <text:list-item>
                  <text:p text:style-name="P15">Adressstruktur:</text:p>
                </text:list-item>
              </text:list>
            </text:list-item>
          </text:list>
        </text:list-item>
      </text:list>
      <text:p text:style-name="Standard"><text:tab/><text:tab/>struct sockadds_in server;</text:p>
      <text:p text:style-name="Standard"><text:tab/><text:tab/>server.sin_port = Portadresse des Servers (z.B. 50123)</text:p>
      <text:p text:style-name="Standard"><text:tab/><text:tab/>server.sin_adds.s_adds = inet_adds(IP_Adresse);</text:p>
      <text:p text:style-name="Standard"><text:tab/><text:tab/><text:tab/><text:tab/>z.B. inet_adds(„141.57.9.2“) ← aka Kain</text:p>
      <text:list xml:id="list56286065" text:style-name="L2">
        <text:list-item>
          <text:list>
            <text:list-item>
              <text:list>
                <text:list-item>
                  <text:p text:style-name="P16">Verbindungsanforderung an Server</text:p>
                  <text:p text:style-name="P16">int rc;</text:p>
                  <text:p text:style-name="P16">rc = connect(s,(struct sockadds*)&amp;server,sizeof(server));</text:p>
                  <text:p text:style-name="P16">rc == 0 i.O. (Verbindung erfolgreich hergestellt)</text:p>
                </text:list-item>
              </text:list>
            </text:list-item>
          </text:list>
        </text:list-item>
      </text:list>
      <text:p text:style-name="Standard"/>
      <text:p text:style-name="Standard"><text:tab/><text:tab/>if(rc&lt;0){perror(„connect“);exit(1)}</text:p>
      <text:p text:style-name="Standard"/>
      <text:list xml:id="list1396561890" text:style-name="L3">
        <text:list-item>
          <text:list>
            <text:list-item>
              <text:list>
                <text:list-item>
                  <text:p text:style-name="P17">Datenübertragung</text:p>
                  <text:p text:style-name="P17">TCP-gesicherte Übertragung:</text:p>
                  <text:list>
                    <text:list-item>
                      <text:p text:style-name="P17">Paketverluste behandelt</text:p>
                    </text:list-item>
                    <text:list-item>
                      <text:p text:style-name="P17">Reihenfolgevertauschung behandelt</text:p>
                    </text:list-item>
                    <text:list-item>
                      <text:p text:style-name="P17">Duplikate beseitigt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Senden/Empfangen mit File E/A-Option</text:p>
      <text:p text:style-name="Standard"><text:tab/><text:tab/><text:tab/>read() / write()</text:p>
      <text:p text:style-name="Standard"><text:tab/><text:tab/><text:tab/>receive() / send()</text:p>
      <text:p text:style-name="Standard"><text:tab/><text:tab/>char buff[100];</text:p>
      <text:p text:style-name="Standard"><text:tab/><text:tab/>int l, flag = 0;</text:p>
      <text:p text:style-name="Standard"><text:tab/><text:tab/></text:p>
      <text:p text:style-name="Standard"><text:tab/><text:tab/>senden:</text:p>
      <text:p text:style-name="Standard"><text:tab/><text:tab/>l = write(s,buff,strlen(buff+1));</text:p>
      <text:p text:style-name="Standard"><text:tab/><text:tab/>l = Anzahl gesendeter Bytes</text:p>
      <text:p text:style-name="Standard"><text:tab/><text:tab/>l &lt; 0 Fehler</text:p>
      <text:p text:style-name="Standard"><text:tab/><text:tab/>l = send(s,buffer,strlen(buff+Flag));</text:p>
      <text:p text:style-name="Standard"/>
      <text:p text:style-name="Standard"><text:tab/><text:tab/>empfangen:</text:p>
      <text:p text:style-name="Standard"><text:tab/><text:tab/>l = read(s,buff,sizeof(buff));</text:p>
      <text:p text:style-name="Standard"><text:tab/><text:tab/>l &gt; 0 Anzahl empfangener Bytes</text:p>
      <text:p text:style-name="Standard"><text:tab/><text:tab/>l &lt; 0 Fehler</text:p>
      <text:p text:style-name="Standard"><text:tab/><text:tab/>l == 0 Fehler Verbindung von Gegenseite geschlossen</text:p>
      <text:p text:style-name="Standard"><text:tab/><text:tab/>l = recv(s,buff,sizeof(buff),flag);</text:p>
      <text:p text:style-name="Standard"><text:tab/><text:tab/>flag = MSG_PEEK;</text:p>
      <text:p text:style-name="Standard"><text:tab/><text:tab/>empfangene Daten werden nicht aus Systempuffer gelöscht</text:p>
      <text:p text:style-name="Standard"/>
      <text:p text:style-name="Standard"/>
      <text:list xml:id="list503572807" text:style-name="L4">
        <text:list-item>
          <text:list>
            <text:list-item>
              <text:list>
                <text:list-item>
                  <text:p text:style-name="P18"><text:soft-page-break/>Verbindung schließen</text:p>
                  <text:p text:style-name="P18">close(s); auf Gegenseite wird read() / recv() und </text:p>
                </text:list-item>
              </text:list>
            </text:list-item>
          </text:list>
        </text:list-item>
      </text:list>
      <text:p text:style-name="Standard"><text:tab/><text:tab/>l == 0 beendet </text:p>
      <text:p text:style-name="Standard"><text:tab/><text:tab/>Problem: Verbindung sollte zuerst auf Client geschlossen werden</text:p>
      <text:p text:style-name="Standard"><text:tab/><text:tab/>falls server Verbindung zuerst beendet → time out</text:p>
      <text:p text:style-name="Standard"><text:tab/><text:tab/>Server_Port erst nach 4 Minuten wieder benutzbar</text:p>
      <text:list xml:id="list1051664974" text:style-name="L5">
        <text:list-item>
          <text:list>
            <text:list-item>
              <text:list>
                <text:list-item>
                  <text:p text:style-name="P19">Besonderheit accept() unter Linux</text:p>
                  <text:p text:style-name="P19">Signalanmeldung in best. Fällen wird accept() fortgesetzt (ohne eine Rückkehr)</text:p>
                  <text:p text:style-name="P19">Lsg.: void sigfkt(int sns){.... return};</text:p>
                  <text:list>
                    <text:list-item>
                      <text:list>
                        <text:list-header>
                          <text:p text:style-name="P19">Anmeldung mit</text:p>
                          <text:list>
                            <text:list-header>
                              <text:p text:style-name="P19">sigset() → accept() endet mit errno = EINTR</text:p>
                              <text:p text:style-name="P19">signal() → accept() endet nicht</text:p>
                              <text:p text:style-name="P19">struct sigaction disp;</text:p>
                              <text:p text:style-name="P19">disp.sa_handler = sigfkt;</text:p>
                              <text:p text:style-name="P19">disp.da_flags = 0;</text:p>
                              <text:p text:style-name="P19">sigemptyset(disp.sa_mark);</text:p>
                              <text:p text:style-name="P19">rc = sigaction(SIGINT,&amp;disp,NULL);</text:p>
                              <text:p text:style-name="P19">disp.sa_flags = SA_RESTART;</text:p>
                              <text:p text:style-name="P19">→ Wirkung wie signal()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61713254" text:style-name="L6">
        <text:list-item>
          <text:list>
            <text:list-item>
              <text:list>
                <text:list-item>
                  <text:p text:style-name="P20">Ermittlung der Client -IP/Port-Adresse im Server;</text:p>
                  <text:list>
                    <text:list-header>
                      <text:p text:style-name="P20">im accept():</text:p>
                      <text:list>
                        <text:list-header>
                          <text:p text:style-name="P20">struct sockadds_in client;</text:p>
                          <text:p text:style-name="P20">int clen;</text:p>
                          <text:p text:style-name="P20">clen = sizeof(client);</text:p>
                          <text:p text:style-name="P20">s2 = accept(s,(struct sockaddr*)&amp;client,&amp;clen);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Standard"><text:tab/><text:tab/>z.B. Ausgabe der Adressen</text:p>
      <text:p text:style-name="Standard"><text:tab/><text:tab/>printf(„client IP-Adresse: %s\n“,inet_ntoa(client.sn_addr));</text:p>
      <text:list xml:id="list1768892154" text:style-name="L7">
        <text:list-item>
          <text:list>
            <text:list-item>
              <text:list>
                <text:list-item>
                  <text:list>
                    <text:list-item>
                      <text:p text:style-name="P21">mit getpeername()</text:p>
                      <text:p text:style-name="P21">getpeername(s,struc sockaddr*)&amp;client,&amp;client);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2.3 UDP Sockets</text:p>
      <text:p text:style-name="Standard"/>
      <text:p text:style-name="Standard">UDP verbindungsloses Protokollfamilie</text:p>
      <text:p text:style-name="Standard"><text:tab/>beim Verbundsaufbau/-abbau</text:p>
      <text:p text:style-name="Standard"><text:tab/>nur Datagrammaustausch</text:p>
      <text:p text:style-name="Standard"><text:tab/>keine gesichterte Übertagung, Packetverluste, Reihenfolgenproblematik, Duplikate</text:p>
      <text:p text:style-name="Standard"><text:tab/>Sicherung durch Anwendung falls notwendig</text:p>
      <text:p text:style-name="Standard"><text:tab/>Vorteil: geringer Protokolloverhead</text:p>
      <text:p text:style-name="Standard"/>
      <text:p text:style-name="Standard">KW 45</text:p>
      <text:p text:style-name="Standard"/>
      <text:p text:style-name="Standard"><text:tab/>#include &lt;sys/types.h&gt;</text:p>
      <text:p text:style-name="Standard"><text:tab/><text:tab/>'' <text:s/>&lt;sys/socket.h&gt;</text:p>
      <text:p text:style-name="Standard"><text:tab/><text:tab/>'' <text:s/>&lt;netinet/in.h&gt;</text:p>
      <text:p text:style-name="Standard"><text:tab/><text:tab/>'' <text:s/>&lt;arpa/inet.h&gt;</text:p>
      <text:p text:style-name="Standard"/>
      <text:p text:style-name="Standard"><text:tab/>Compileroptionen</text:p>
      <text:p text:style-name="Standard"><text:tab/><text:tab/>-lsocket -lnsl</text:p>
      <text:p text:style-name="Standard"><text:tab/>oder</text:p>
      <text:p text:style-name="Standard"><text:tab/><text:tab/>-lxnet</text:p>
      <text:p text:style-name="Standard"><text:tab/></text:p>
      <text:p text:style-name="Standard"/>
      <text:p text:style-name="Standard"><text:soft-page-break/>Socket-Erzeugung:</text:p>
      <text:p text:style-name="Standard"><text:tab/>int s;</text:p>
      <text:p text:style-name="Standard"><text:tab/>s = socket(AF_INET,SOCK_DGRAM,0);</text:p>
      <text:p text:style-name="Standard"><text:tab/>if(s&lt;0){perror(„socket“); exit(1);}</text:p>
      <text:p text:style-name="Standard"/>
      <text:p text:style-name="Standard">UDP-Server</text:p>
      <text:p text:style-name="Standard"><text:tab/>Adressstruktur</text:p>
      <text:p text:style-name="Standard"><text:tab/>struct sockaddr_in server;</text:p>
      <text:p text:style-name="Standard"><text:tab/>server.sin_family = AF_INET;</text:p>
      <text:p text:style-name="Standard"><text:tab/>server.sin_port = Portnummer</text:p>
      <text:p text:style-name="Standard"><text:tab/>server.sin_addr.s_addr = INADDR_ANY;</text:p>
      <text:p text:style-name="Standard"/>
      <text:p text:style-name="Standard"><text:tab/>Zusammenhang Struktur-Socket</text:p>
      <text:p text:style-name="Standard"><text:tab/>int rc;</text:p>
      <text:p text:style-name="Standard"><text:tab/>rc = bin(s,(struct sockaddr*)&amp;server,sizeof(server));</text:p>
      <text:p text:style-name="Standard"><text:tab/>rc == 0 i.O.</text:p>
      <text:p text:style-name="Standard"><text:tab/>if(rc&lt;0) { perror(„bind“);</text:p>
      <text:p text:style-name="Standard"><text:tab/><text:tab/><text:tab/>exit(2);</text:p>
      <text:p text:style-name="Standard"><text:tab/><text:tab/>}</text:p>
      <text:p text:style-name="Standard"/>
      <text:p text:style-name="Standard"><text:tab/>Empfangsbereitschaft</text:p>
      <text:p text:style-name="Standard"><text:tab/>read(), recv()</text:p>
      <text:p text:style-name="Standard"><text:tab/><text:tab/>möglich, aber keine Clientadresse für Antwort</text:p>
      <text:p text:style-name="Standard"><text:tab/>recvfrom()</text:p>
      <text:p text:style-name="Standard"><text:tab/><text:tab/>zweckmäßiger</text:p>
      <text:p text:style-name="Standard"><text:tab/>struct sockaddr_in client;</text:p>
      <text:p text:style-name="Standard"><text:tab/>int clen, l;</text:p>
      <text:p text:style-name="Standard"><text:tab/>clen = sizeof(client);</text:p>
      <text:p text:style-name="Standard"><text:tab/>char buff[100];</text:p>
      <text:p text:style-name="Standard"><text:tab/>l = recvfrom(s,buff,sizeof(buff),0,(struct sockaddr*)&amp;client,&amp;clen);</text:p>
      <text:p text:style-name="Standard"/>
      <text:p text:style-name="Standard"><text:tab/><text:tab/>Client-IP/Port-Adresse wird in client eingetragen</text:p>
      <text:p text:style-name="Standard"/>
      <text:p text:style-name="Standard"><text:tab/>Antwort an Client senden</text:p>
      <text:p text:style-name="Standard"/>
      <text:p text:style-name="Standard"><text:tab/>l = sendto(s,buff,Byteanzahl,0,(struct sockaddr*)&amp;client,sizeof(client));</text:p>
      <text:p text:style-name="Standard"><text:tab/>verbindungslos → aufeinander folgende Datagramme können von verschiedenen Clients <text:tab/>stammen</text:p>
      <text:p text:style-name="Standard"/>
      <text:p text:style-name="Standard">UDP-Client</text:p>
      <text:p text:style-name="Standard"><text:tab/>Adressstruktur</text:p>
      <text:p text:style-name="Standard"><text:tab/>struct sockaddr_in server;</text:p>
      <text:p text:style-name="Standard"><text:tab/>server.sin_family = AF_INET;</text:p>
      <text:p text:style-name="Standard"><text:tab/>server.sin_port = Portnummer;</text:p>
      <text:p text:style-name="Standard"><text:tab/>server.sin_addr.s_addr = inet_addr(„141.57.9.2“);</text:p>
      <text:p text:style-name="Standard"/>
      <text:p text:style-name="Standard"><text:tab/>Anforderung an Server</text:p>
      <text:p text:style-name="Standard"><text:tab/>char buff[100];</text:p>
      <text:p text:style-name="Standard"><text:tab/>int l;</text:p>
      <text:p text:style-name="Standard"><text:tab/>l = sendto(s,buff,Byteanzahl,0,(struct sockaddr*&amp;server,sizeof(server));</text:p>
      <text:p text:style-name="Standard"/>
      <text:p text:style-name="Standard"/>
      <text:p text:style-name="Standard"><text:soft-page-break/><text:tab/>Antwort empfangen </text:p>
      <text:p text:style-name="Standard"><text:tab/>read(), recv() möglich</text:p>
      <text:p text:style-name="Standard"><text:tab/>oder</text:p>
      <text:p text:style-name="Standard"><text:tab/>l = recvfrom(s,buff,sizeof(buff),0,(struct sockaddr*)&amp;server,&amp;clen);</text:p>
      <text:p text:style-name="Standard"/>
      <text:p text:style-name="Standard"><text:tab/>Ende der Kommunikation</text:p>
      <text:p text:style-name="Standard"><text:tab/>close(s);</text:p>
      <text:p text:style-name="Standard"><text:tab/>nur lokale Wirkung</text:p>
      <text:p text:style-name="Standard"><text:tab/>keine Meldung an Gegenseite</text:p>
      <text:p text:style-name="Standard"><text:tab/>keine EOF-Bedingung</text:p>
      <text:p text:style-name="Standard"><text:tab/>evtl. Endeprotokolle</text:p>
      <text:p text:style-name="Standard"/>
      <text:p text:style-name="Standard">2.4 Adressformate (IPv4)</text:p>
      <text:p text:style-name="Standard"/>
      <text:p text:style-name="Standard"><text:tab/>2 Formate</text:p>
      <text:p text:style-name="Standard"><text:tab/>Punktnotation (Zeichenkette)</text:p>
      <text:p text:style-name="Standard"><text:tab/>numerisches Format 32 Bit</text:p>
      <text:p text:style-name="Standard"><text:tab/>(unsigned long)</text:p>
      <text:p text:style-name="Standard"><text:tab/>konvertierung Format</text:p>
      <text:p text:style-name="Standard"><text:tab/>struct sockaddr_in server;</text:p>
      <text:p text:style-name="Standard"><text:tab/>char inetaddr[16];</text:p>
      <text:p text:style-name="Standard"><text:tab/>scanf(„%s“,inetaddr);</text:p>
      <text:p text:style-name="Standard"><text:tab/>server.sin_addr.s_addr = inet_addr(inetaddr);</text:p>
      <text:p text:style-name="Standard"/>
      <text:p text:style-name="Standard"><text:tab/>Fkt. IP-Adresse im numerischen Format in „Network Byte Order“</text:p>
      <text:p text:style-name="Standard"><text:tab/>nur für IPv4!!</text:p>
      <text:p text:style-name="Standard"/>
      <text:p text:style-name="Standard"><text:tab/>neuer Fkt.</text:p>
      <text:p text:style-name="Standard"><text:tab/>int rc</text:p>
      <text:p text:style-name="Standard"><text:tab/>rc = inet_pton(AF_INET,inetaddr,&amp;server.sin_addr);</text:p>
      <text:p text:style-name="Standard"><text:tab/>rc &gt; <text:s/>0 <text:tab/><text:tab/>i.O</text:p>
      <text:p text:style-name="Standard"><text:tab/>rc &lt;= 0 <text:tab/>Fehler</text:p>
      <text:p text:style-name="Standard"><text:tab/></text:p>
      <text:p text:style-name="Standard">Konvertierung numerisches Format → Zeichenkette</text:p>
      <text:p text:style-name="Standard"/>
      <text:p text:style-name="Standard"><text:tab/>struct sockaddr_in client;</text:p>
      <text:p text:style-name="Standard"><text:tab/>int s,s2,rc,clen;</text:p>
      <text:p text:style-name="Standard"><text:tab/>char ipadr[16];</text:p>
      <text:p text:style-name="Standard"><text:tab/>clen = sizeof(client);</text:p>
      <text:p text:style-name="Standard"><text:tab/>s2 = accept(s,(struct sockaddr*)&amp;client, &amp;clen);</text:p>
      <text:p text:style-name="Standard"><text:tab/>strcpy(ipadr, inet_ntoa(client.sin_addr));</text:p>
      <text:p text:style-name="Standard"/>
      <text:p text:style-name="Standard">neuer Fkt.</text:p>
      <text:p text:style-name="Standard"><text:tab/>inet__ntop(AF_INET,&amp;client.sin_addr,ipadr,sizeof(ipadr));</text:p>
      <text:p text:style-name="Standard"><text:tab/></text:p>
      <text:p text:style-name="Standard"><text:tab/>Fkt.Wert == NULL Fehler</text:p>
      <text:p text:style-name="Standard"><text:tab/><text:tab/>!= NULL sonst</text:p>
      <text:p text:style-name="Standard"/>
      <text:p text:style-name="Standard"><text:tab/>if(inet_ntop(...) == NULL)...</text:p>
      <text:p text:style-name="Standard"><text:tab/></text:p>
      <text:p text:style-name="Standard"><text:tab/>Byteordnungs – Operationen</text:p>
      <text:p text:style-name="Standard"><text:tab/><text:tab/>„Hostformat“</text:p>
      <text:p text:style-name="Standard"><text:soft-page-break/><text:tab/><text:tab/>Big Endian bzw. Little Endian</text:p>
      <text:p text:style-name="Standard"><text:tab/><text:tab/>für Ausgabe, Vergleiche, u.a.</text:p>
      <text:p text:style-name="Standard"/>
      <text:p text:style-name="Standard"><text:tab/><text:tab/>„Netzformat“</text:p>
      <text:p text:style-name="Standard"><text:tab/><text:tab/>einheitliches Format (Bytefolge) für Adressübertragungen im Netz </text:p>
      <text:p text:style-name="Standard"><text:tab/><text:tab/>für Eintragungen im IP/TCP-Header</text:p>
      <text:p text:style-name="Standard"/>
      <text:p text:style-name="Standard">Konvertierung</text:p>
      <text:p text:style-name="Standard"><text:tab/>32-Bit Zahlen (nur IP-Adr.)</text:p>
      <text:p text:style-name="Standard"><text:tab/><text:tab/>htonl<text:tab/><text:tab/>host to net long</text:p>
      <text:p text:style-name="Standard"><text:tab/><text:tab/>ntohl</text:p>
      <text:p text:style-name="Standard"><text:tab/>16-Bit Zahlen (Portnr.)</text:p>
      <text:p text:style-name="Standard"><text:tab/><text:tab/>htons<text:tab/><text:tab/>host to net short</text:p>
      <text:p text:style-name="Standard"><text:tab/><text:tab/>ntohs</text:p>
      <text:p text:style-name="Standard"/>
      <text:p text:style-name="Standard"><text:tab/>Bsp. 1:</text:p>
      <text:p text:style-name="Standard"><text:tab/><text:tab/>struct sockaddr_in server;</text:p>
      <text:p text:style-name="Standard"><text:tab/><text:tab/>server.sin_addr.s_addr = inet_addr(„141.57.9.2“);</text:p>
      <text:p text:style-name="Standard"><text:tab/><text:tab/>server.sin_port = htons(50505);</text:p>
      <text:p text:style-name="Standard"/>
      <text:p text:style-name="Standard"><text:tab/>Bsp. 2:</text:p>
      <text:p text:style-name="Standard"><text:tab/><text:tab/>struct sockaddr_in client;</text:p>
      <text:p text:style-name="Standard"><text:tab/><text:tab/>unsigned long adr; <text:s/>//enthält IP-Adresse </text:p>
      <text:p text:style-name="Standard"><text:tab/><text:tab/>len = sizeof(client);</text:p>
      <text:p text:style-name="Standard"><text:tab/><text:tab/>s2 = accept(s,(struct sockaddr*)&amp;client, &amp;len);</text:p>
      <text:p text:style-name="Standard"><text:tab/><text:tab/>if(ntohl(client.sin_addr.s_addr) != adr){...}</text:p>
      <text:p text:style-name="Standard"><text:tab/><text:tab/>Ausgabe Portnummer</text:p>
      <text:p text:style-name="Standard"><text:tab/><text:tab/>printf(„%d\n“,ntohs(client.sin_port));</text:p>
      <text:p text:style-name="Standard"/>
      <text:p text:style-name="Standard">2.5 Hostadressierung</text:p>
      <text:p text:style-name="Standard"/>
      <text:p text:style-name="Standard">2.5.1 IPv4-Adresse</text:p>
      <text:p text:style-name="Standard"/>
      <text:p text:style-name="Standard">Adressierungsinformationen</text:p>
      <text:p text:style-name="Standard"><text:tab/><text:tab/>IPv4<text:tab/><text:tab/>TCP<text:tab/><text:tab/>UDP<text:tab/>adressierte Ziele<text:tab/>Empfang durch</text:p>
      <text:p text:style-name="Standard">Unicast<text:tab/> <text:s/>x<text:tab/><text:tab/> <text:s/>x<text:tab/><text:tab/> <text:s text:c="2"/>x<text:tab/> <text:s text:c="3"/><text:tab/>1<text:tab/><text:tab/><text:tab/>1</text:p>
      <text:p text:style-name="Standard">Multicast<text:tab/>optional<text:tab/><text:tab/><text:tab/> <text:s text:c="2"/>x<text:tab/><text:tab/>Gruppe<text:tab/>alle aus Gruppe</text:p>
      <text:p text:style-name="Standard">Broadcast<text:tab/> <text:s/>x<text:tab/><text:tab/> <text:s/><text:tab/><text:tab/> <text:s text:c="2"/>x<text:tab/><text:tab/>„alle“<text:tab/><text:tab/>alle im „Teil“netz</text:p>
      <text:p text:style-name="Standard"/>
      <text:p text:style-name="Standard">Unicastadressen für eindeutige Hostadressierung</text:p>
      <text:p text:style-name="Standard"/>
      <text:p text:style-name="Standard">IPv4-Adressformat</text:p>
      <text:p text:style-name="Standard"><text:tab/>ursprüngliches Format</text:p>
      <text:p text:style-name="Standard"/>
      <text:p text:style-name="Standard"><text:tab/><text:tab/>Netzwerkadresse|Hostadresse</text:p>
      <text:p text:style-name="Standard"/>
      <text:p text:style-name="Standard"><text:tab/><text:tab/>4 Bytes</text:p>
      <text:p text:style-name="Standard"><text:tab/><text:tab/>jedes Byte als 1 Zahl dargestellt</text:p>
      <text:p text:style-name="Standard"><text:tab/><text:tab/>durch Punkte getrennt</text:p>
      <text:p text:style-name="Standard"/>
      <text:p text:style-name="Standard"/>
      <text:p text:style-name="P1">KW 47</text:p>
      <text:p text:style-name="Standard"/>
      <text:p text:style-name="P2">Punktnotation:</text:p>
      <text:p text:style-name="P2"><text:tab/>a.b.c.d</text:p>
      <text:p text:style-name="P2"/>
      <text:p text:style-name="P2">Klassifizierung der Netzwerke</text:p>
      <text:p text:style-name="P2"><text:tab/>ursprünglich 5 Klassen</text:p>
      <text:p text:style-name="P2"><text:tab/>Unterscheidung in ersten 4 Bits von a</text:p>
      <text:p text:style-name="P2"/>
      <text:p text:style-name="P2">Klassen<text:tab/>1. Bit<text:tab/><text:tab/>2.Bit<text:tab/><text:tab/>3.Bit<text:tab/><text:tab/>4.Bit</text:p>
      <text:p text:style-name="P2">A<text:tab/><text:tab/>0<text:tab/><text:tab/>x<text:tab/><text:tab/>x<text:tab/><text:tab/>x</text:p>
      <text:p text:style-name="P2">B<text:tab/><text:tab/>1<text:tab/><text:tab/>0<text:tab/><text:tab/>x<text:tab/><text:tab/>x</text:p>
      <text:p text:style-name="P2">C<text:tab/><text:tab/>1<text:tab/><text:tab/>1<text:tab/><text:tab/>1<text:tab/><text:tab/>0</text:p>
      <text:p text:style-name="P2">D<text:tab/><text:tab/>1<text:tab/><text:tab/>1<text:tab/><text:tab/>1<text:tab/><text:tab/>1</text:p>
      <text:p text:style-name="P2"/>
      <text:p text:style-name="P2">x – beliebig</text:p>
      <text:p text:style-name="P2"/>
      <text:p text:style-name="P2">Klasse A: <text:tab/>1. Byte<text:tab/><text:tab/>a = 1...126</text:p>
      <text:p text:style-name="P2"><text:tab/><text:tab/><text:tab/><text:tab/>Netzwerkadresse</text:p>
      <text:p text:style-name="P2"><text:tab/><text:tab/>2. - 4. Byte<text:tab/><text:tab/>b.c.d</text:p>
      <text:p text:style-name="P2"><text:tab/><text:tab/><text:tab/><text:tab/>Hostadresse</text:p>
      <text:p text:style-name="P2"><text:tab/><text:tab/><text:tab/>d.h. 2²⁴ Hosts</text:p>
      <text:p text:style-name="P2"><text:tab/><text:tab/>Sonderbedeutung a = 127 reserviert für loopback-Funktion</text:p>
      <text:p text:style-name="P2"><text:tab/><text:tab/>i.R. 127.0.0.1 localhost</text:p>
      <text:p text:style-name="P2"><text:tab/><text:tab/>Datagramme werden in IP-Schicht an Sender zurückgeschickt</text:p>
      <text:p text:style-name="P2"/>
      <text:p text:style-name="P2">Klasse B:<text:tab/>a=128...191</text:p>
      <text:p text:style-name="P2"><text:tab/><text:tab/><text:tab/><text:tab/>Netzwerkadresse <text:tab/>a.b</text:p>
      <text:p text:style-name="P2"><text:tab/><text:tab/><text:tab/><text:tab/>Hostadresse<text:tab/><text:tab/>c.d</text:p>
      <text:p text:style-name="P2"><text:tab/><text:tab/><text:tab/><text:tab/>2¹⁴ Netzwerke</text:p>
      <text:p text:style-name="P2"><text:tab/><text:tab/><text:tab/><text:tab/>2¹⁶ Hosts</text:p>
      <text:p text:style-name="P2"/>
      <text:p text:style-name="P2">Klasse C:<text:tab/>a = 192...223</text:p>
      <text:p text:style-name="P2"><text:tab/><text:tab/><text:tab/><text:tab/>Netzwerkadresse<text:tab/>a.b.c</text:p>
      <text:p text:style-name="P2"><text:tab/><text:tab/><text:tab/><text:tab/>Hostadresse<text:tab/><text:tab/>d</text:p>
      <text:p text:style-name="P2"><text:tab/><text:tab/><text:tab/><text:tab/>2²¹ Netzwerke</text:p>
      <text:p text:style-name="P2"/>
      <text:p text:style-name="P2">Klasse D:<text:tab/>a = 224...239</text:p>
      <text:p text:style-name="P2"><text:tab/><text:tab/><text:tab/><text:tab/>Multicastadressen s.u.</text:p>
      <text:p text:style-name="P2">Klasse E:<text:tab/>a = 240...254</text:p>
      <text:p text:style-name="P2"><text:tab/><text:tab/><text:tab/><text:tab/>reserviert</text:p>
      <text:p text:style-name="P2"><text:tab/><text:tab/>a = 255<text:tab/>Broadcast-Adressen</text:p>
      <text:p text:style-name="P2"/>
      <text:p text:style-name="P7">2.5.2 Subnetze</text:p>
      <text:p text:style-name="P2"/>
      <text:p text:style-name="P2">Umsetzung mittels Subnetzmaske</text:p>
      <text:p text:style-name="P2">alle Bits der Maske, die zu Netzwerk- und Subnetzadresse gehören = 1</text:p>
      <text:p text:style-name="P2">alle Bits der Maske, die zur Hostadresse gehören = 0</text:p>
      <text:p text:style-name="P2"/>
      <text:p text:style-name="P5">z.B. Subnetzmaske für Klasse B</text:p>
      <text:p text:style-name="P2">4 Bits der Subnetzadresse</text:p>
      <text:p text:style-name="P2">hex FF.FF.F0.00</text:p>
      <text:p text:style-name="P2">dez. 255.255.240.0</text:p>
      <text:p text:style-name="P2">häufig 8 Bits für Subnetzadresse</text:p>
      <text:p text:style-name="P2">→ 255.255.255.0</text:p>
      <text:p text:style-name="P2"/>
      <text:p text:style-name="P2">Maskenbits = 1 zusammenhängende Folge</text:p>
      <text:p text:style-name="P2">Maskenbits = 0 <text:tab/><text:tab/>''</text:p>
      <text:p text:style-name="P2"/>
      <text:p text:style-name="P2">Ermittlung der Subnetzadresse aus Ziel-IP-Adresse eines Datagramms</text:p>
      <text:p text:style-name="P2">(im Router)</text:p>
      <text:p text:style-name="P2"/>
      <text:p text:style-name="P2">Ziel-IP-Adresse <text:s/>^ Subnetzmaske</text:p>
      <text:p text:style-name="P2"><text:tab/><text:tab/>→ Netzwerk- u. Subnetzadresse</text:p>
      <text:p text:style-name="P2">z.B. 141.57.9.1 ^ 255.255.255.0</text:p>
      <text:p text:style-name="P2"><text:tab/>=<text:tab/>141.57.9.0</text:p>
      <text:p text:style-name="P3"/>
      <text:p text:style-name="P3">Übergang zu „klassenlosen“ Adressen:</text:p>
      <text:p text:style-name="P3">Vergabe Netzwerkadresse <text:s/>+ Teil der bisherigen Subnetzadresse als Netzwerkadresse</text:p>
      <text:p text:style-name="P3">+ zugehörige Subnetzmaske → „Präfixlänge“ = Anzahl der 1-Bits in Subnetzmaske</text:p>
      <text:p text:style-name="P3">Notation:<text:tab/>a.b.c.d/Präfixlänge</text:p>
      <text:p text:style-name="P3"/>
      <text:p text:style-name="P3">bisher Klasse</text:p>
      <text:p text:style-name="P3">A<text:tab/>Präfixlänge<text:tab/>8</text:p>
      <text:p text:style-name="P3">B<text:tab/>Präfixlänge<text:tab/>16</text:p>
      <text:p text:style-name="P3">C<text:tab/>Präfixlänge<text:tab/>24</text:p>
      <text:p text:style-name="P3"/>
      <text:p text:style-name="P3">jetzt</text:p>
      <text:p text:style-name="P3">z.B.<text:tab/>206.62.226.32/27</text:p>
      <text:p text:style-name="P3"><text:tab/>→ 3 Bits der Hostadresse als Subnetzadresse zu benutzen</text:p>
      <text:p text:style-name="P3"><text:tab/>restl. 5 Bits als Hostadresse</text:p>
      <text:p text:style-name="P3"><text:tab/>206.62.226.32 = Subnetzadresse</text:p>
      <text:p text:style-name="P3"><text:tab/>------''------.33<text:tab/><text:tab/>Hostadresse </text:p>
      <text:p text:style-name="P3"><text:tab/>------''------.62<text:tab/><text:tab/>Hostadresse</text:p>
      <text:p text:style-name="P3"><text:tab/><text:tab/>:</text:p>
      <text:p text:style-name="P3"><text:tab/><text:tab/>:</text:p>
      <text:p text:style-name="P3"><text:tab/>------''------.63<text:tab/><text:tab/>Broadcastadr.</text:p>
      <text:p text:style-name="P3">Maske: 255.255.255.224</text:p>
      <text:p text:style-name="P3"/>
      <text:p text:style-name="P8">2.5.3 CIDR</text:p>
      <text:p text:style-name="P3"/>
      <text:p text:style-name="P3">Classless Inter Domain Routing</text:p>
      <text:p text:style-name="P3">Zusammenfassung mehrerer aufeinanderfolgender Klasse-C-Netzwerkadressen</text:p>
      <text:p text:style-name="P3"><text:tab/>→ 1 Routereintrag<text:tab/></text:p>
      <text:p text:style-name="P3">geographische Zuordnung der Adressbereiche</text:p>
      <text:p text:style-name="P3">Vergabe von zusammenhängenden Klasse – C -Adressen#</text:p>
      <text:p text:style-name="P3"/>
      <text:p text:style-name="P3">Bsp. Anforderung von 2048 = 2¹¹ IP-Adressen</text:p>
      <text:p text:style-name="P3">Vergabe-Bereich</text:p>
      <text:p text:style-name="P3"/>
      <text:p text:style-name="P3">194.5.0.0<text:tab/>hex<text:tab/>EA.05.00.00</text:p>
      <text:p text:style-name="P3"><text:soft-page-break/><text:s text:c="5"/>:</text:p>
      <text:p text:style-name="P3"><text:s text:c="5"/>:</text:p>
      <text:p text:style-name="P3">194.5.7.255<text:tab/><text:tab/>EA.05.07.FF</text:p>
      <text:p text:style-name="P3">Präfixlänge 21</text:p>
      <text:p text:style-name="P3">Netzmaske</text:p>
      <text:p text:style-name="P3"><text:tab/>255.255.248.0</text:p>
      <text:p text:style-name="P3"><text:tab/>194.5.0.0/21</text:p>
      <text:p text:style-name="P3"/>
      <text:p text:style-name="P3">4 geographische Zonen</text:p>
      <text:p text:style-name="P3">Europa<text:tab/><text:tab/><text:tab/>194.0.0.0<text:tab/>…<text:tab/>195.255.255.255</text:p>
      <text:p text:style-name="P3">Nordamerika<text:tab/><text:tab/>198.0.0.0<text:tab/>…<text:tab/>199.255.255.255</text:p>
      <text:p text:style-name="P3">Mittel/Süd-Amerika<text:tab/>200.0.0.0<text:tab/>…<text:tab/>201.255.255.255</text:p>
      <text:p text:style-name="P3">Asien, pazif. Raum<text:tab/>202.0.0.0<text:tab/>…<text:tab/>203.255.255.255</text:p>
      <text:p text:style-name="P3"/>
      <text:p text:style-name="P3">je Zone ca. 32 Mio Adressen</text:p>
      <text:p text:style-name="P3"/>
      <text:p text:style-name="P3"/>
      <text:p text:style-name="P3"/>
      <text:p text:style-name="P8">2.5.4 IP-Adressen für private Netzwerke</text:p>
      <text:p text:style-name="P3"/>
      <text:p text:style-name="P3">Datagramme mit solchen Adressen dürfen im Internet nicht weitergeleitet werden</text:p>
      <text:p text:style-name="P3">Adressbereiche</text:p>
      <text:p text:style-name="P3">A<text:tab/>10.0.0.0<text:tab/>-<text:tab/>10.255.255.255</text:p>
      <text:p text:style-name="P3">B<text:tab/>172.16.0.0<text:tab/>-<text:tab/>172.31.255.255</text:p>
      <text:p text:style-name="P3">C<text:tab/>192.168.0.0<text:tab/>-<text:tab/>192.168.255.0</text:p>
      <text:p text:style-name="P3"/>
      <text:p text:style-name="P3">Umsetzung private-öffentliche <text:s/>IP-Adressen</text:p>
      <text:p text:style-name="P3"><text:tab/>NAT Network Address Translation</text:p>
      <text:p text:style-name="P3">spezielle NAT-Form</text:p>
      <text:p text:style-name="P3"><text:tab/>1 öffentliche IP-Adresse</text:p>
      <text:p text:style-name="P3"><text:tab/>mehrere private IP-Adressen</text:p>
      <text:p text:style-name="P3"><text:tab/>→ Unterscheidung über Client-Port-Adresse</text:p>
      <text:p text:style-name="P3"><text:tab/>IP-Masquerading</text:p>
      <text:p text:style-name="P3"/>
      <text:p text:style-name="P8">2.5.5 Broadcasting</text:p>
      <text:p text:style-name="P3"/>
      <text:p text:style-name="P3">nur für UDP</text:p>
      <text:p text:style-name="P3"/>
      <text:p text:style-name="P3">1. Typ</text:p>
      <text:p text:style-name="P3"><text:tab/>Zieladresse z.B. 141.57.255.255</text:p>
      <text:p text:style-name="P3"><text:tab/>aktuelles Subnetz (entspr. Subnetzmaske)</text:p>
      <text:p text:style-name="P3"/>
      <text:p text:style-name="P3">2. Typ</text:p>
      <text:p text:style-name="P3"><text:tab/>Zieladresse</text:p>
      <text:p text:style-name="P3"><text:tab/><text:tab/>255.255.255.255</text:p>
      <text:p text:style-name="P3"><text:tab/><text:tab/>an alle Subnetze</text:p>
      <text:p text:style-name="P3"/>
      <text:p text:style-name="P8">2.5.6 Hostname -IPv4-Adressen</text:p>
      <text:p text:style-name="P3"/>
      <text:p text:style-name="P3">Hostname z.B.</text:p>
      <text:p text:style-name="P3"><text:tab/>kain.imn.htwk-leipzig.de</text:p>
      <text:p text:style-name="P3">* Ermittlung eigene IP-Adresse/Portnummer</text:p>
      <text:p text:style-name="P3"><text:soft-page-break/><text:tab/>über Socketdeskriptor</text:p>
      <text:p text:style-name="P3"><text:tab/>Client nach connect()</text:p>
      <text:p text:style-name="P3"><text:tab/>Server nach accept()</text:p>
      <text:p text:style-name="P3"><text:tab/></text:p>
      <text:p text:style-name="P3"><text:tab/>char ipadr[16];</text:p>
      <text:p text:style-name="P3"><text:tab/>struct<text:tab/>sockaddr_in addr;</text:p>
      <text:p text:style-name="P3"><text:tab/>int sd,rc,port,adlen;</text:p>
      <text:p text:style-name="P3"><text:tab/>adlen = sizeof(addr);</text:p>
      <text:p text:style-name="P3"/>
      <text:p text:style-name="P3">[fehlt]</text:p>
      <text:p text:style-name="P3"/>
      <text:p text:style-name="P3">KW48</text:p>
      <text:p text:style-name="P3"/>
      <text:list xml:id="list161506649" text:style-name="L8">
        <text:list-item>
          <text:list>
            <text:list-item>
              <text:p text:style-name="P22">Ermittlung <text:span text:style-name="T1">eigener Hostname</text:span></text:p>
              <text:p text:style-name="P42"/>
            </text:list-item>
          </text:list>
        </text:list-item>
      </text:list>
      <text:p text:style-name="P3"/>
      <text:p text:style-name="P3">/etc/nodename<text:tab/><text:tab/>(Solaris)</text:p>
      <text:p text:style-name="P3">kdo:<text:tab/>hostname</text:p>
      <text:p text:style-name="P3"/>
      <text:p text:style-name="P3"><text:tab/>uname -n</text:p>
      <text:p text:style-name="P3"/>
      <text:p text:style-name="P3">zugehörige IP-Adresse:</text:p>
      <text:p text:style-name="P3"><text:tab/>ypcat hosts|grep `hostname`</text:p>
      <text:p text:style-name="P3"><text:tab/>cat /etc/hosts|grep `hostname`</text:p>
      <text:p text:style-name="P3"/>
      <text:p text:style-name="P3">Funktionen:</text:p>
      <text:p text:style-name="P3"><text:tab/>#include &lt;unistd.h&gt;</text:p>
      <text:p text:style-name="P3"/>
      <text:p text:style-name="P3"><text:tab/>char hname[100]</text:p>
      <text:p text:style-name="P3"><text:tab/>int rc;</text:p>
      <text:p text:style-name="P3"><text:tab/>rc = gethostname(hname,sizeof(hname));</text:p>
      <text:p text:style-name="P3"><text:tab/>rc == 0 i.O.</text:p>
      <text:p text:style-name="P3"><text:tab/><text:tab/>&lt; 0 Fehler</text:p>
      <text:p text:style-name="P3"><text:tab/></text:p>
      <text:list xml:id="list1515447990" text:style-name="L9">
        <text:list-item>
          <text:list>
            <text:list-item>
              <text:p text:style-name="P23">Ermittlung <text:span text:style-name="T1">IP-Adresse aus Hostname</text:span></text:p>
            </text:list-item>
          </text:list>
        </text:list-item>
      </text:list>
      <text:p text:style-name="P3"/>
      <text:p text:style-name="P3">#include &lt;netdb.h&gt; <text:tab/>dort def. Struktur </text:p>
      <text:p text:style-name="P3"/>
      <text:p text:style-name="P3">struct hostent {</text:p>
      <text:p text:style-name="P3"><text:tab/>char <text:tab/>*h_name;<text:tab/><text:tab/><text:tab/>Hostname</text:p>
      <text:p text:style-name="P3"><text:tab/>char<text:tab/>**h_aliases;</text:p>
      <text:p text:style-name="P3"><text:tab/>int <text:tab/>h_addrtype;<text:tab/><text:tab/><text:tab/>AF_INET6<text:tab/>← IPv6</text:p>
      <text:p text:style-name="P3"><text:tab/><text:tab/><text:tab/><text:tab/><text:tab/><text:tab/>AF_INET<text:tab/>← IPv4</text:p>
      <text:p text:style-name="P3"><text:tab/>int h_length;<text:tab/><text:tab/><text:tab/><text:tab/>Adresslänge <text:tab/>4 <text:tab/>IPv4 <text:s/>(Bytes)</text:p>
      <text:p text:style-name="P3"><text:tab/><text:tab/><text:tab/><text:tab/><text:tab/><text:tab/><text:tab/><text:tab/>16 <text:tab/>IPv6</text:p>
      <text:p text:style-name="P3"><text:tab/>char<text:tab/>**h_addr_list;<text:tab/><text:tab/><text:tab/>Netzwerkadressen</text:p>
      <text:p text:style-name="P3">}</text:p>
      <text:p text:style-name="P3">h_addr_list[0]: <text:tab/>Pointer auf IP-Adresse im num. Format</text:p>
      <text:p text:style-name="P3"><text:tab/><text:tab/><text:tab/>Länge in h_length</text:p>
      <text:p text:style-name="P3">#define h_addr h_addr_list[0]</text:p>
      <text:p text:style-name="P3"><text:tab/>→ Zugriff über h_addr</text:p>
      <text:p text:style-name="P3"/>
      <text:p text:style-name="P3"><text:soft-page-break/>Funktion gethostbyname()</text:p>
      <text:p text:style-name="P3"><text:tab/>struct hostent *hostad;</text:p>
      <text:p text:style-name="P3"><text:tab/>char hname[100], ipadr[16];</text:p>
      <text:p text:style-name="P3"/>
      <text:p text:style-name="P3">Bsp 1: IP-Adresse als Zeichenkette ermitteln</text:p>
      <text:p text:style-name="P3"/>
      <text:p text:style-name="P3">hostad = gethostbyname(hname);</text:p>
      <text:p text:style-name="P3">if(hostad != NULL){</text:p>
      <text:p text:style-name="P3"><text:tab/>strcpy(ipadr,inet_ntoa(*(struct *(struct in_addr *)hostad-&gt;h_addr));</text:p>
      <text:p text:style-name="P3">} else {</text:p>
      <text:p text:style-name="P3"><text:tab/>perror(„gethostbyname“);</text:p>
      <text:p text:style-name="P3">}</text:p>
      <text:p text:style-name="P3"/>
      <text:p text:style-name="P3">Bsp 2: IP-Adresse in Adressstruktur eintragen</text:p>
      <text:p text:style-name="P3"/>
      <text:p text:style-name="P3">struct sockaddr_in server;</text:p>
      <text:p text:style-name="P3">hostad = gethostbyname(hname);</text:p>
      <text:p text:style-name="P3">if(hostad != NULL){</text:p>
      <text:p text:style-name="P3"><text:tab/>memcpy((&amp;server.sin_addr.s_addr, hostad-&gt;h_addr, hostad-&gt;h_length);</text:p>
      <text:p text:style-name="P3"><text:tab/><text:tab/>:</text:p>
      <text:p text:style-name="P3"><text:tab/><text:tab/>:</text:p>
      <text:p text:style-name="P3">}</text:p>
      <text:p text:style-name="P3"/>
      <text:p text:style-name="P3">Hostname aus IP-Adresse</text:p>
      <text:p text:style-name="P3"/>
      <text:p text:style-name="P3">#include&lt;netdb.h&gt;</text:p>
      <text:p text:style-name="P3"/>
      <text:p text:style-name="P3">Funktion gethostbyaddr()</text:p>
      <text:p text:style-name="P3"><text:tab/>struct hostent *hostad;</text:p>
      <text:p text:style-name="P3"><text:tab/>char hname[100], ipadr[16];</text:p>
      <text:p text:style-name="P3"/>
      <text:p text:style-name="P3">Bsp 1: IP-Adresse in Adressstruktur</text:p>
      <text:p text:style-name="P3"/>
      <text:p text:style-name="P3">empfangen über: accept(), getpeername(), recvfrom()</text:p>
      <text:p text:style-name="P3">struct sockaddr_in client;</text:p>
      <text:p text:style-name="P3">hostad = gethostbyteaddr((char*)&amp;client.sin_addr.s_addr, sizeof(client.sin_addr), <text:tab/><text:tab/><text:tab/><text:tab/><text:tab/>AF_INET);</text:p>
      <text:p text:style-name="P3"/>
      <text:p text:style-name="P3">if(hostad != NULL){</text:p>
      <text:p text:style-name="P3"><text:tab/>strcpy(hname, hostad-&gt;h_name);</text:p>
      <text:p text:style-name="P3"><text:tab/>:</text:p>
      <text:p text:style-name="P3"><text:tab/>:</text:p>
      <text:p text:style-name="P3">}</text:p>
      <text:p text:style-name="P3"/>
      <text:p text:style-name="P3">Bsp 2:<text:tab/></text:p>
      <text:p text:style-name="P3"/>
      <text:p text:style-name="P3">eingegebene IP-Adresse </text:p>
      <text:p text:style-name="P3">u_long addr;</text:p>
      <text:p text:style-name="P3"/>
      <text:p text:style-name="P3">fgets(ipadr, sizeof(ipadr),stdin);</text:p>
      <text:p text:style-name="P3">addr = inet_addr(ipadr);</text:p>
      <text:p text:style-name="P3">hostad = gethostbyteadr((char*)&amp;addr, sizeof(addr),AF_INET);</text:p>
      <text:p text:style-name="P3"><text:soft-page-break/>:</text:p>
      <text:p text:style-name="P3">:<text:tab/>s.o.</text:p>
      <text:p text:style-name="P3"/>
      <text:p text:style-name="P3"/>
      <text:p text:style-name="P3">Neuere Funktionen zur Adressermittlung</text:p>
      <text:p text:style-name="P3"/>
      <text:p text:style-name="P3">#include &lt;netdb.h&gt;</text:p>
      <text:p text:style-name="P3"/>
      <text:p text:style-name="P3">IP-Adresse aus Hostname:</text:p>
      <text:p text:style-name="P3"/>
      <text:p text:style-name="P3">struct hostent *hostad;</text:p>
      <text:p text:style-name="P3">int ernum, flags;</text:p>
      <text:p text:style-name="P3">char ipadr[16], hostname[100];</text:p>
      <text:p text:style-name="P3"/>
      <text:p text:style-name="P3">flags = AI_DEFAULT;</text:p>
      <text:p text:style-name="P3">hostad = getipnode byname(hname, AF_INET, flags, &amp;errnum);</text:p>
      <text:p text:style-name="P3"><text:tab/>hname: Hostname oder IP-Adresse als Zeichenkette</text:p>
      <text:p text:style-name="P3">Fehlertest:<text:tab/>if(hostad == NULL){</text:p>
      <text:p text:style-name="P3"><text:tab/><text:tab/><text:tab/>errnum enthält Fehlercode:</text:p>
      <text:p text:style-name="P3"><text:tab/><text:tab/><text:tab/><text:tab/>HOST_NOT_FOUND</text:p>
      <text:p text:style-name="P3"><text:tab/><text:tab/><text:tab/><text:tab/>NO_DATA</text:p>
      <text:p text:style-name="P3"><text:tab/><text:tab/><text:tab/><text:tab/>NO_RECOVERY</text:p>
      <text:p text:style-name="P3"><text:tab/><text:tab/><text:tab/><text:tab/>TRY_AGAIN</text:p>
      <text:p text:style-name="P3">ohne Fehler:<text:tab/>inet_ntop(AF_INET,hostad-&gt;h_addr,ipadr,sizeof(ipadr));</text:p>
      <text:p text:style-name="P3"/>
      <text:p text:style-name="P3">Hostname aus IP-Adresse (in Adressstruktur)</text:p>
      <text:p text:style-name="P3"/>
      <text:p text:style-name="P3">hostad = getipnodebyaddr(&amp;client.sin_addr,sizeof(client.sin_addr),AF_INET,&amp;errnum);</text:p>
      <text:p text:style-name="P3"/>
      <text:p text:style-name="P3">Fehlertest: s.o.</text:p>
      <text:p text:style-name="P3"/>
      <text:p text:style-name="P3">Ohne Fehler: hostad-&gt;h_name enthält Hostname</text:p>
      <text:p text:style-name="P3"/>
      <text:p text:style-name="P3">Freigabe des dyn. Speichers</text:p>
      <text:p text:style-name="P3"><text:tab/>freehostent(hostad);</text:p>
      <text:p text:style-name="P3"/>
      <text:p text:style-name="P3">neue reentrante, protokollunabhängige Funktionen</text:p>
      <text:p text:style-name="P3">getaddrinfo(), getnameinfo()</text:p>
      <text:p text:style-name="P3"/>
      <text:p text:style-name="P8"><text:tab/><text:span text:style-name="T1">getaddrinfo()</text:span></text:p>
      <text:p text:style-name="P3"/>
      <text:p text:style-name="P3">Zur Erzeugung der Adressstruktur für Client und Server</text:p>
      <text:p text:style-name="P3">für TCP oder UDP, IPv4 oder IPv6</text:p>
      <text:p text:style-name="P3"/>
      <text:p text:style-name="P3">#include &lt;netdb.h&gt;</text:p>
      <text:p text:style-name="P3">int rc;</text:p>
      <text:p text:style-name="P3">char host[100];<text:tab/>Hostname bzw. IP-Adresse</text:p>
      <text:p text:style-name="P3">char port[10];<text:tab/><text:tab/>Portnr. bzw. Servicename als Zeichenkette</text:p>
      <text:p text:style-name="P3">struct addrinfo vorg;<text:tab/>Struktur mit Vorgabewerten</text:p>
      <text:p text:style-name="P3">struct addrinfo *erg;<text:tab/>Rückgabe-Adresse Ergebnisstruktur</text:p>
      <text:p text:style-name="P3">rc = getaddrinfo(host,port,&amp;vorg,&amp;erg);</text:p>
      <text:p text:style-name="P3">rc == 0<text:tab/>i.O.<text:tab/>erg enthält Adresse Ergebnisstruktur</text:p>
      <text:p text:style-name="P3"><text:soft-page-break/>!= 0 <text:tab/>Fehler </text:p>
      <text:p text:style-name="P3"/>
      <text:p text:style-name="P3">Freigabe der dyn Speicherbereiche:</text:p>
      <text:p text:style-name="P3"><text:tab/>freeaddrinfo(erg);</text:p>
      <text:p text:style-name="P3"/>
      <text:p text:style-name="P3">Bsp 1:<text:tab/>Erzeugung Adressstruktur für einen <text:span text:style-name="T1">TCP-Client</text:span></text:p>
      <text:p text:style-name="P3"><text:tab/>host<text:tab/><text:tab/>Host-IP-Adresse oder Hostname</text:p>
      <text:p text:style-name="P3"><text:tab/>port <text:tab/><text:tab/>Server-Portnr. (Zeichenkette!)</text:p>
      <text:p text:style-name="P3"><text:tab/>Vorgabe-Struktur init.:</text:p>
      <text:p text:style-name="P3"><text:tab/><text:tab/>bzero(&amp;vorg,sizeof(vorg));<text:tab/>alles 0</text:p>
      <text:p text:style-name="P3"><text:tab/><text:tab/>vorg.ai_family<text:tab/>=AF_INET;<text:tab/>IPv4</text:p>
      <text:p text:style-name="P3"><text:tab/><text:tab/>vorg.ai_flags=AI_CANONNAME;<text:tab/>Hostname als Zeichenkette</text:p>
      <text:p text:style-name="P3"><text:tab/><text:tab/><text:tab/>in erg-&gt;ai_canonname</text:p>
      <text:p text:style-name="P3"/>
      <text:p text:style-name="P3">vor.ai_socktype = SOCK_STREAM;<text:tab/>TCP</text:p>
      <text:p text:style-name="P3">(vorg.ai_protocol bereits 0 für TCP)</text:p>
      <text:p text:style-name="P3"/>
      <text:p text:style-name="P3">rc = getaddrinfo(s.o)</text:p>
      <text:p text:style-name="P3">if(rc != 0) {perror(„getaddrinfo()“);exit(1);}</text:p>
      <text:p text:style-name="P3">erg-&gt;ai_canonname; <text:tab/>Typ char*<text:tab/><text:tab/><text:tab/>Hostname/IP-Adr.</text:p>
      <text:p text:style-name="P3">erg-&gt;ai_addr;<text:tab/><text:tab/>Typ struct sockaddr*<text:tab/><text:tab/>enthält IP-Adresse im num. Format</text:p>
      <text:p text:style-name="P3">erg-&gt;ai_addrlen<text:tab/>Typ<text:tab/>size_t<text:tab/><text:tab/><text:tab/>Länge ai_addr</text:p>
      <text:p text:style-name="P3">erg-&gt;ai_next<text:tab/><text:tab/>Typ<text:tab/>struct addrinfo*<text:tab/></text:p>
      <text:p text:style-name="P3"><text:tab/><text:tab/><text:tab/>falls != NULL: Pointer auf nächste Struktur </text:p>
      <text:p text:style-name="P3"><text:tab/><text:tab/><text:tab/>falls ==NULL: Ende der Liste</text:p>
      <text:p text:style-name="P3"/>
      <text:p text:style-name="P3">[Fehlt]</text:p>
      <text:p text:style-name="P3"/>
      <text:p text:style-name="P3">KW49</text:p>
      <text:p text:style-name="P3"/>
      <text:p text:style-name="P3">2. Erzeugung Adress-Struktur für TCP-Server</text:p>
      <text:p text:style-name="P3"/>
      <text:p text:style-name="P3">Vorgabe-Struktur init.</text:p>
      <text:p text:style-name="P3">bzero(&amp;vorg,sizeof(vorg));</text:p>
      <text:p text:style-name="P3">vorg.ai_flags = AI_PASSIVE;</text:p>
      <text:p text:style-name="P3">vorg.ai_family = AF_INET;</text:p>
      <text:p text:style-name="P3">vorg.ai_socktype = SOCK_STREAM;</text:p>
      <text:p text:style-name="P3">rc = getaddrinfo(NULL,port,&amp;vorg,&amp;erg);</text:p>
      <text:p text:style-name="P3">rc = bind(sockd,erg-&gt;ai_addr,erg-&gt;ai_addrlen);</text:p>
      <text:p text:style-name="P3"/>
      <text:p text:style-name="P3">3. Erzeugung Adress-Struktur für UDP-Client</text:p>
      <text:p text:style-name="P3"/>
      <text:p text:style-name="P3">wie TCP-Client außer</text:p>
      <text:p text:style-name="P3">vorg.ai_socktype = SOCK_DGRAM;</text:p>
      <text:p text:style-name="P3">sendto(sockd,buff,strlen(buff)+1.0,erg-&gt;ai_addr,erg-&gt;ai_addrlen);</text:p>
      <text:p text:style-name="P3"/>
      <text:list xml:id="list825994265" text:style-name="L10">
        <text:list-item>
          <text:p text:style-name="P24">Erzeugung Adress-Struktur für UDP-Server</text:p>
        </text:list-item>
      </text:list>
      <text:p text:style-name="P3"/>
      <text:p text:style-name="P3">wie TCP-Server außer</text:p>
      <text:p text:style-name="P3">vorg.ai_socktype = SOCK_DGRAM;</text:p>
      <text:p text:style-name="P3">bind() wie TCP-Server</text:p>
      <text:p text:style-name="P3">recvfrom() / sendto() → 2.3</text:p>
      <text:p text:style-name="P3"><text:soft-page-break/>getnameinfo()</text:p>
      <text:p text:style-name="P3"><text:tab/>Hostname, IP-Adresse, Portnummer aus Adress-Struktur</text:p>
      <text:p text:style-name="P3"/>
      <text:p text:style-name="P3">int rc, flags, len, l;</text:p>
      <text:p text:style-name="P3">char ipadr[100],port[10];</text:p>
      <text:p text:style-name="P3">struct sockaddr client;</text:p>
      <text:p text:style-name="P3"><text:tab/>flags = NI_NUMERICHOST | NUMERICSERV;</text:p>
      <text:p text:style-name="P3">IP-Adr. und Portnr.</text:p>
      <text:p text:style-name="P3"/>
      <text:list xml:id="list1404757837" text:style-name="L11">
        <text:list-item>
          <text:p text:style-name="P25">TCP-Server</text:p>
        </text:list-item>
      </text:list>
      <text:p text:style-name="P3"/>
      <text:p text:style-name="P3"><text:tab/>len = sizeof(client);</text:p>
      <text:p text:style-name="P3"><text:tab/>s2 = accept(sockd,&amp;client,&amp;len);</text:p>
      <text:p text:style-name="P3"><text:tab/>rc = getnameinfo(&amp;client,len,ipadr,sizeof(ipadr),port,sizeof(port),flags);</text:p>
      <text:p text:style-name="P3"/>
      <text:list xml:id="list1066669317" text:style-name="L12">
        <text:list-item>
          <text:p text:style-name="P26">UDP-Server</text:p>
        </text:list-item>
      </text:list>
      <text:p text:style-name="P3"/>
      <text:p text:style-name="P3"><text:tab/>len = sizeof(client);</text:p>
      <text:p text:style-name="P3"><text:tab/>l = recvfrom(sockd,buff,sizeof(buff),0,&amp;client,&amp;len);</text:p>
      <text:p text:style-name="P3"><text:tab/>r = getnameinfo(s.o.);</text:p>
      <text:p text:style-name="P3"/>
      <text:p text:style-name="P4">Quellen für Adressinformationen</text:p>
      <text:p text:style-name="P3"/>
      <text:p text:style-name="P3">lokaler Hostname<text:tab/>- gethostname()</text:p>
      <text:p text:style-name="P3"><text:tab/>/etc/nodename</text:p>
      <text:p text:style-name="P3">IP-Adresse-Hostname</text:p>
      <text:p text:style-name="P3"><text:tab/>/etc/hosts</text:p>
      <text:p text:style-name="P3"><text:tab/>NIS-Map<text:tab/>hosts</text:p>
      <text:p text:style-name="P3"><text:tab/>ypcat<text:tab/><text:tab/>hosts</text:p>
      <text:p text:style-name="P3"><text:tab/>DNS-Anfrage</text:p>
      <text:p text:style-name="P3">Reihenfolge der Suche</text:p>
      <text:p text:style-name="P3"><text:tab/>/etc/nsswitch.conf</text:p>
      <text:p text:style-name="P3"><text:tab/>Eintrag hosts</text:p>
      <text:p text:style-name="P3"><text:tab/>hosts: files nis dns </text:p>
      <text:p text:style-name="P3"/>
      <text:list xml:id="list1872520960" text:style-name="L13">
        <text:list-item>
          <text:list>
            <text:list-item>
              <text:p text:style-name="P39">Internet Services Daemon – inetd</text:p>
            </text:list-item>
          </text:list>
        </text:list-item>
      </text:list>
      <text:p text:style-name="P3"/>
      <text:p text:style-name="P3">Aufrufschema von Diensten, die durch inetd gestartet werden:</text:p>
      <text:p text:style-name="P3"/>
      <text:p text:style-name="P3">lokaler Host<text:tab/><text:tab/><text:tab/>Dienstanforderung<text:tab/><text:tab/>entfernter Host</text:p>
      <text:p text:style-name="P3"/>
      <text:p text:style-name="P3">Client-Prozess -------&gt; TCP-connect()/UDP-sendto()------&gt;inetd-----&gt;Serverprozess</text:p>
      <text:p text:style-name="P3"/>
      <text:p text:style-name="P3"><text:s/>Verbindungsaufbau zunächst zwischen Client und inetd</text:p>
      <text:p text:style-name="P3">inetd übergibt Verbindung (Socketdeskriptor von accept) an Server</text:p>
      <text:p text:style-name="P3"/>
      <text:p text:style-name="P3">inetd ruft Fkt. auf:</text:p>
      <text:p text:style-name="P3">TCP:</text:p>
      <text:p text:style-name="P3">socket()</text:p>
      <text:p text:style-name="P3">bind()</text:p>
      <text:p text:style-name="P3">listen()</text:p>
      <text:p text:style-name="P6">accept()</text:p>
      <text:p text:style-name="P3"><text:soft-page-break/>UDP:</text:p>
      <text:p text:style-name="P3">socket()</text:p>
      <text:p text:style-name="P3">bind()</text:p>
      <text:p text:style-name="P3">recvfrom()</text:p>
      <text:p text:style-name="P3"/>
      <text:p text:style-name="P3">Bereitstellung von Sockettyp, Portnr., Servername,...</text:p>
      <text:p text:style-name="P3"/>
      <text:p text:style-name="P3">inetd i.R. bei Systemstart gestartet bleibt ständig aktiv</text:p>
      <text:p text:style-name="P3">beim Start wird </text:p>
      <text:p text:style-name="P3"><text:tab/>/etc/inetd.conf</text:p>
      <text:p text:style-name="P3">gelesen</text:p>
      <text:p text:style-name="P3">jeder Eintrag:</text:p>
      <text:p text:style-name="P3">servicename<text:tab/>z.B. ftp</text:p>
      <text:p text:style-name="P3">sockettyp<text:tab/>stream</text:p>
      <text:p text:style-name="P3"><text:tab/><text:tab/>dgram</text:p>
      <text:p text:style-name="P3">protokoll<text:tab/>tcp</text:p>
      <text:p text:style-name="P3"><text:tab/><text:tab/>udp </text:p>
      <text:p text:style-name="P3">wait-flag<text:tab/>wait<text:tab/><text:tab/>i.a. UDP </text:p>
      <text:p text:style-name="P3"><text:tab/><text:tab/>nowait<text:tab/><text:tab/>i.a. TCP</text:p>
      <text:p text:style-name="P3">login-name<text:tab/>z.B. root</text:p>
      <text:p text:style-name="P3">Pfadname für execv()</text:p>
      <text:p text:style-name="P3">Argumentliste für execv()</text:p>
      <text:p text:style-name="P3"/>
      <text:p text:style-name="P3">Bsp.:</text:p>
      <text:p text:style-name="P3">ftp stream tct nowait root /usr/bin/in.ftpd in.ftpd</text:p>
      <text:p text:style-name="P3"/>
      <text:p text:style-name="P3">Portnummer aus /etc/services</text:p>
      <text:p text:style-name="P3"/>
      <text:p text:style-name="P3">jeder Eintrag:</text:p>
      <text:p text:style-name="P3">servicename (wie inetd.conf)</text:p>
      <text:p text:style-name="P3">Portnr./Protokoll z.B.</text:p>
      <text:p text:style-name="P3"><text:tab/>ftp 21/tcp</text:p>
      <text:p text:style-name="P3">Socketübergabe von inetd an Serverprozess</text:p>
      <text:p text:style-name="P3">bei fork()/execv() werden geöffnete Files übergeben</text:p>
      <text:p text:style-name="P3">Problem werden Socketdeskriptornummern</text:p>
      <text:p text:style-name="P3"/>
      <text:p text:style-name="P3">inetd-Arbeitsweise:</text:p>
      <text:list xml:id="list1819325255" text:style-name="L14">
        <text:list-item>
          <text:p text:style-name="P27">neuer Prozess mit fork()</text:p>
        </text:list-item>
        <text:list-item>
          <text:p text:style-name="P27">im Child-Prozess werden alle Deskriptoren geschlossen (außer weiterzugebender</text:p>
        </text:list-item>
      </text:list>
      <text:p text:style-name="P3"><text:tab/>Socketdeskriptor (auch 0,1,2)</text:p>
      <text:list xml:id="list1203046481" text:style-name="L15">
        <text:list-item>
          <text:p text:style-name="P28">mit dup() wird <text:s/>Socket auf Deskriptoren 0,1,2 dupliziert </text:p>
          <text:p text:style-name="P28"><text:s/><text:tab/>Socketdeskriptor wird geschlossen</text:p>
        </text:list-item>
        <text:list-item>
          <text:p text:style-name="P28">Serveraufruf mit execv()</text:p>
        </text:list-item>
      </text:list>
      <text:p text:style-name="P3"/>
      <text:p text:style-name="P3">Folge: </text:p>
      <text:list xml:id="list1415554078" text:style-name="L16">
        <text:list-item>
          <text:p text:style-name="P29">Socket-Zugriff über Deskriptoren 0,1,2</text:p>
        </text:list-item>
        <text:list-item>
          <text:p text:style-name="P29">kein Terminal-Zugriff → log-File anlegen</text:p>
        </text:list-item>
      </text:list>
      <text:p text:style-name="P3"/>
      <text:list xml:id="list310495705" text:style-name="L17">
        <text:list-item>
          <text:list>
            <text:list-item>
              <text:p text:style-name="P40">Socket-Optionen</text:p>
            </text:list-item>
          </text:list>
        </text:list-item>
      </text:list>
      <text:p text:style-name="P3"/>
      <text:p text:style-name="P3">zur Abfrage/Änderung von Socket-Eigenschaften</text:p>
      <text:p text:style-name="P3"/>
      <text:p text:style-name="P3"><text:soft-page-break/>int rc, sd, level, option, optlen;</text:p>
      <text:p text:style-name="P3">int optval;</text:p>
      <text:p text:style-name="P3">sd = socket(...);</text:p>
      <text:p text:style-name="P3">optlen = sizeof(optval);</text:p>
      <text:p text:style-name="P3">rc = getsockopt(sd,level,option, &amp;optval,&amp;optlen);</text:p>
      <text:p text:style-name="P3">bzw.</text:p>
      <text:p text:style-name="P3">rc = setsockopt(sd,level,option,&amp;optval,optlen);</text:p>
      <text:p text:style-name="P3">level = SOL_SOCKET;</text:p>
      <text:p text:style-name="P3"><text:tab/>IPPROTO_IP<text:tab/><text:tab/><text:tab/>Multicast</text:p>
      <text:p text:style-name="P3"><text:tab/>IPPROTO_TCP<text:tab/><text:tab/>TCP </text:p>
      <text:p text:style-name="P3">option<text:tab/>- Optionsname s.u.</text:p>
      <text:p text:style-name="P3">optval<text:tab/>- nach Abfrage eingestellter Wert</text:p>
      <text:p text:style-name="P3"><text:tab/> <text:s text:c="2"/>Flag<text:tab/>1 aktiviert</text:p>
      <text:p text:style-name="P3"><text:tab/><text:tab/>0 deaktiviert</text:p>
      <text:p text:style-name="P3"><text:tab/> <text:s text:c="2"/>numerischer Wert oder</text:p>
      <text:p text:style-name="P3"><text:tab/> <text:s text:c="2"/>Struktur mit Daten</text:p>
      <text:p text:style-name="P3"><text:tab/> zum Setzen einzustellender Wert einzutragen</text:p>
      <text:p text:style-name="P3">rc <text:tab/>== 0<text:tab/><text:tab/>i.O.</text:p>
      <text:p text:style-name="P3"><text:s text:c="4"/><text:tab/>&lt; 0<text:tab/><text:tab/>Fehler</text:p>
      <text:p text:style-name="P3"/>
      <text:p text:style-name="P3">[fehlt]</text:p>
      <text:p text:style-name="P3"/>
      <text:p text:style-name="P3">KW 50</text:p>
      <text:p text:style-name="P3"/>
      <text:p text:style-name="P3">Bsp. 3: Abfrage MSS (max. Segmentgröße)</text:p>
      <text:p text:style-name="P3"><text:tab/>level = IPPROTO_TCP;</text:p>
      <text:p text:style-name="P3"><text:tab/>option = TCP_MAXSEG;</text:p>
      <text:p text:style-name="P3"><text:tab/>optlen = sizeof(optval);</text:p>
      <text:p text:style-name="P3"><text:tab/>rc = getsockopt(...);</text:p>
      <text:p text:style-name="P3"><text:tab/>optval enthält Wert</text:p>
      <text:p text:style-name="P3">Bsp. 4: Modifikation TCP-Nagle-Algorithmus</text:p>
      <text:p text:style-name="P3"><text:tab/>Standardeinstellung: aktiv</text:p>
      <text:p text:style-name="P3"><text:tab/>Alg. zur Reduzierung der Netzlast bei kleinen Datenpaketen</text:p>
      <text:p text:style-name="P3"><text:tab/></text:p>
      <text:list xml:id="list1724629184" text:style-name="L18">
        <text:list-item>
          <text:list>
            <text:list-item>
              <text:p text:style-name="P30">es werden solange keine neuen Pakete mehr gesendet solange noch Quittungen für gesendete Daten ausstehen, d.h. Pufferung durch TCP</text:p>
            </text:list-item>
            <text:list-item>
              <text:p text:style-name="P30">verzögertes Senden von Quittungen durch Empfänger falls Daten als Antwort gesendet → Quittung zusammen mit Daten </text:p>
            </text:list-item>
            <text:list-item>
              <text:p text:style-name="P30">Deaktivierung des Algorithmus:<text:tab/>level = IPPROTO_TCP;</text:p>
            </text:list-item>
          </text:list>
        </text:list-item>
      </text:list>
      <text:p text:style-name="P3"><text:tab/><text:tab/><text:tab/><text:tab/><text:tab/>option = TCP_NODELAY;</text:p>
      <text:p text:style-name="P3"><text:tab/><text:tab/><text:tab/><text:tab/><text:tab/>optval = 1;</text:p>
      <text:p text:style-name="P3"><text:tab/><text:tab/><text:tab/><text:tab/><text:tab/>optlen = sizeof(optval);</text:p>
      <text:p text:style-name="P3"><text:tab/><text:tab/><text:tab/><text:tab/><text:tab/>rc = setsockopt(...);</text:p>
      <text:p text:style-name="P3"/>
      <text:p text:style-name="P3">Bsp. 5: Multicasting</text:p>
      <text:p text:style-name="P3"><text:tab/>Multicastadressen für Gruppen von Teilnehmern</text:p>
      <text:p text:style-name="P3"><text:tab/>IPv4<text:tab/>Klasse D-Adressen</text:p>
      <text:p text:style-name="P3"><text:tab/><text:tab/>224.0.0.0 – 239.255.255.255</text:p>
      <text:p text:style-name="P3"><text:tab/><text:tab/>erste 4 Bit = 1110</text:p>
      <text:p text:style-name="P3"><text:tab/><text:tab/>restl 28 Bit = Multicast-Gruppen-ID</text:p>
      <text:p text:style-name="P3"><text:tab/>daraus: Erzeugung Ethernet-Adresse</text:p>
      <text:p text:style-name="P3"><text:tab/><text:tab/>erste 3 Bytes Ziel-Adresse: 01:00:5E</text:p>
      <text:p text:style-name="P3"><text:soft-page-break/><text:tab/><text:tab/>nächstes Bit = 0</text:p>
      <text:p text:style-name="P3"><text:tab/><text:tab/>restl. 23 Bits aus Multicast-Gruppen-ID</text:p>
      <text:p text:style-name="P3"><text:tab/><text:tab/><text:tab/>5 höherwertige Bits ignoriert</text:p>
      <text:p text:style-name="P3"><text:tab/><text:tab/></text:p>
      <text:p text:style-name="P3"><text:tab/>Beitritt/Verlassen Multicastgruppe</text:p>
      <text:p text:style-name="P3"><text:tab/>für Empfänger notwendig</text:p>
      <text:p text:style-name="P3"><text:tab/>im Sender ist keine spezielle Fkt. notwendig</text:p>
      <text:p text:style-name="P3"><text:tab/><text:tab/>Multicast-IP-Adresse als Zieladresse</text:p>
      <text:p text:style-name="P3"/>
      <text:p text:style-name="P3"><text:tab/>statt int optval:</text:p>
      <text:p text:style-name="P3"><text:tab/><text:tab/>struct ip_mreq mcad;<text:tab/><text:tab/>für Multicastadressen</text:p>
      <text:p text:style-name="P3"><text:tab/><text:tab/>optlen = sizeof(mcad);</text:p>
      <text:p text:style-name="P3"><text:tab/><text:tab/>mcad.imr_multiaddr.s_addr = inet_addr(„224.0.0.99“);</text:p>
      <text:p text:style-name="P3"><text:tab/><text:tab/>mcad.imr_interface.s_addr = INADDR_ANY;</text:p>
      <text:p text:style-name="P3"><text:tab/><text:tab/>level = IPPROTO_IP;</text:p>
      <text:p text:style-name="P3"><text:tab/><text:tab/>option = IP_ADD_MEMBERSHIP;</text:p>
      <text:p text:style-name="P3"/>
      <text:p text:style-name="P3"><text:tab/>Sockettyp SOCK_DGRAM</text:p>
      <text:p text:style-name="P3"><text:tab/><text:tab/>socket() und bind() vor setsockopt()</text:p>
      <text:p text:style-name="P3"><text:tab/><text:tab/>rc = setsockopt(sd, level,option,&amp;mcad,optlen);</text:p>
      <text:p text:style-name="P3"><text:tab/></text:p>
      <text:p text:style-name="P3"><text:tab/>Verlassen: option = IP_DROP_MEMBERSHIP;</text:p>
      <text:p text:style-name="P3"/>
      <text:list xml:id="list1972995218" text:style-name="L19">
        <text:list-item>
          <text:list>
            <text:list-item>
              <text:p text:style-name="P41">Windows-Sockets (XP)</text:p>
            </text:list-item>
          </text:list>
        </text:list-item>
      </text:list>
      <text:p text:style-name="P3"/>
      <text:p text:style-name="P3">Visual C++</text:p>
      <text:p text:style-name="P3"><text:tab/>C:\Programme\Windows Visual Studio\VC98\Include</text:p>
      <text:p text:style-name="P3"><text:tab/><text:tab/>winsock.h</text:p>
      <text:p text:style-name="P3"><text:tab/><text:tab/>winsock2.h</text:p>
      <text:p text:style-name="P3"><text:tab/>..\lib</text:p>
      <text:p text:style-name="P3"><text:tab/><text:tab/>wsock32.lib</text:p>
      <text:p text:style-name="P3"><text:tab/><text:tab/>ws2_32.lib</text:p>
      <text:p text:style-name="P3"><text:tab/>eine der Bibliotheken einbinden</text:p>
      <text:p text:style-name="P3"><text:tab/></text:p>
      <text:p text:style-name="P3">Dev-C++</text:p>
      <text:p text:style-name="P3"><text:tab/>C:\Dev-Cpp\include</text:p>
      <text:p text:style-name="P3"><text:tab/><text:tab/>winsock.h, winsock2.h</text:p>
      <text:p text:style-name="P3"><text:tab/>C:\Dev-Cpp\lib</text:p>
      <text:p text:style-name="P3"><text:tab/><text:tab/>libwsock32.a, libws2_32.a</text:p>
      <text:p text:style-name="P3"/>
      <text:p text:style-name="P3"><text:tab/>Menü Werkzeuge → Compiler Optionen</text:p>
      <text:p text:style-name="P3"><text:tab/><text:tab/><text:tab/>-lwsock32 und |v|-Befehle zur Kommendozeile hinzufügen</text:p>
      <text:p text:style-name="P3"/>
      <text:p text:style-name="P3">im Programm:</text:p>
      <text:p text:style-name="P3"><text:tab/>#include&lt;winsock.h&gt;</text:p>
      <text:p text:style-name="P3">Besonderheiten gegenüber Unix</text:p>
      <text:list xml:id="list2070592404" text:style-name="L20">
        <text:list-item>
          <text:p text:style-name="P31">Sockets spezieller Datentyp SOCKET nicht als Deskriptor)</text:p>
        </text:list-item>
        <text:list-item>
          <text:p text:style-name="P31">spezielle Funktionen:</text:p>
        </text:list-item>
      </text:list>
      <text:p text:style-name="P3"><text:tab/><text:tab/>Socket-Initialisierung</text:p>
      <text:p text:style-name="P3"><text:tab/><text:tab/>statt <text:tab/>close() → closesocket()</text:p>
      <text:p text:style-name="P3"><text:tab/><text:tab/><text:tab/>read() → recv(),recvfrom()</text:p>
      <text:p text:style-name="P3"><text:tab/><text:tab/><text:tab/>write() → send(), sendto()</text:p>
      <text:p text:style-name="P3"><text:soft-page-break/><text:tab/><text:tab/>andere Fehlerbehandlung</text:p>
      <text:p text:style-name="P3"/>
      <text:list xml:id="list410602095" text:style-name="L21">
        <text:list-item>
          <text:list>
            <text:list-item>
              <text:p text:style-name="P32">Initialisierung Windows-Socket-System</text:p>
            </text:list-item>
          </text:list>
        </text:list-item>
      </text:list>
      <text:p text:style-name="P3"><text:tab/>mögliche Versionen(XP): 1.0 1.1 2.0 2.1 2.2</text:p>
      <text:p text:style-name="P3"><text:tab/>Version 1.1 ausreichend für TCP, UDP </text:p>
      <text:p text:style-name="P3"/>
      <text:p text:style-name="P3"><text:tab/>WSADATA WSAInf;</text:p>
      <text:p text:style-name="P3"><text:tab/>int err;</text:p>
      <text:p text:style-name="P3"><text:tab/>WORD version;</text:p>
      <text:p text:style-name="P3"><text:tab/>version = MAKEWORD(1,1);<text:tab/>angeforderte Version</text:p>
      <text:p text:style-name="P3"><text:tab/>err = WSAStartup(version, &amp;WSAInf);</text:p>
      <text:p text:style-name="P3"><text:tab/>err != 0 <text:tab/>Fehler bei Initialisierung</text:p>
      <text:p text:style-name="P3"><text:tab/><text:tab/>u.a. err == 10092; → WSAVERNOTSUPPORTED</text:p>
      <text:p text:style-name="P3"><text:tab/>wenn <text:s/>err == 0 → Init. i.O.</text:p>
      <text:p text:style-name="P3"/>
      <text:list xml:id="list805582427" text:style-name="L22">
        <text:list-item>
          <text:list>
            <text:list-item>
              <text:p text:style-name="P33">Abmeldung</text:p>
            </text:list-item>
          </text:list>
        </text:list-item>
      </text:list>
      <text:p text:style-name="P3"><text:tab/>nach Ende aller Socketoperationen</text:p>
      <text:p text:style-name="P3"><text:tab/>err = WSACleanup();</text:p>
      <text:p text:style-name="P3"><text:tab/> err <text:tab/>== 0 i.O</text:p>
      <text:p text:style-name="P3"><text:tab/><text:tab/>!= 0 bei Fehler </text:p>
      <text:list xml:id="list371549695" text:style-name="L23">
        <text:list-item>
          <text:list>
            <text:list-item>
              <text:p text:style-name="P34">Ermittlung Fehlercodes</text:p>
            </text:list-item>
          </text:list>
        </text:list-item>
      </text:list>
      <text:p text:style-name="P3"><text:tab/>int errno;</text:p>
      <text:p text:style-name="P3"><text:tab/>errno = WSAGetLastError();</text:p>
      <text:p text:style-name="P3"><text:tab/>oder</text:p>
      <text:p text:style-name="P3"><text:tab/>errno = h_errno;</text:p>
      <text:p text:style-name="P3"><text:tab/>Fehlercode nicht automatisch zurückgesetzt</text:p>
      <text:p text:style-name="P3"><text:tab/>explizites Reset: WSASetLastError(0);</text:p>
      <text:p text:style-name="P3"/>
      <text:list xml:id="list377534837" text:style-name="L24">
        <text:list-item>
          <text:list>
            <text:list-item>
              <text:p text:style-name="P35">Socket anlegen</text:p>
            </text:list-item>
          </text:list>
        </text:list-item>
      </text:list>
      <text:p text:style-name="P3"><text:tab/>SOCKET sd, sd2;</text:p>
      <text:p text:style-name="P3"><text:tab/>int l, rc;</text:p>
      <text:p text:style-name="P3"><text:tab/>struct sockaddr_in server, client;</text:p>
      <text:p text:style-name="P3"><text:tab/>sd = socket(AF_INET,SOCK_STREAM,0); TCP </text:p>
      <text:p text:style-name="P3"><text:tab/>sd = socket(AF_INET,SOCK_DGRAM,0); <text:s/>UDP </text:p>
      <text:p text:style-name="P3"><text:tab/>bei Fehler: if(sd == INVALID_SOCKET)...</text:p>
      <text:p text:style-name="P3"><text:tab/><text:tab/>h_errno liefert Fehlercode</text:p>
      <text:p text:style-name="P3"/>
      <text:list xml:id="list187903918" text:style-name="L25">
        <text:list-item>
          <text:list>
            <text:list-item>
              <text:p text:style-name="P36">Adressinformationen bereitstellen: <text:tab/>server.sin_familiy = AF_INET;</text:p>
            </text:list-item>
          </text:list>
        </text:list-item>
      </text:list>
      <text:p text:style-name="P3"><text:tab/><text:tab/><text:tab/><text:tab/><text:tab/><text:tab/>server.sin_port = htons(50099);</text:p>
      <text:p text:style-name="P3"><text:tab/><text:tab/><text:tab/><text:tab/><text:tab/><text:tab/>server.sin_addr.s_addr = INADDR_ANY;</text:p>
      <text:p text:style-name="P3"><text:tab/><text:tab/><text:tab/><text:tab/><text:tab/><text:tab/><text:tab/>für Client = inet_addr(„141.57.9.2“);</text:p>
      <text:p text:style-name="P3"/>
      <text:list xml:id="list148469030" text:style-name="L26">
        <text:list-item>
          <text:list>
            <text:list-item>
              <text:p text:style-name="P37">TCP-Server initialisieren</text:p>
            </text:list-item>
          </text:list>
        </text:list-item>
      </text:list>
      <text:p text:style-name="P3"><text:tab/>rc = bind(sd,(struct sockaddr*)&amp;server,sizeof(server));</text:p>
      <text:p text:style-name="P3"><text:tab/>rc <text:tab/>== 0 i.O</text:p>
      <text:p text:style-name="P3"><text:tab/><text:tab/>== SOCKET_ERROR bei Fehler h_errno liefert Fehlercode</text:p>
      <text:p text:style-name="P3"><text:tab/>rc = listen(sd, SOMAXCONN);</text:p>
      <text:p text:style-name="P3"><text:tab/>l = sizeof(client);</text:p>
      <text:p text:style-name="P3"><text:tab/>sd2 = accept(sd,(struct sockaddr*)&amp;client,&amp;l);</text:p>
      <text:p text:style-name="P3"><text:tab/>sd2 != INVALID_SOCKET – Handle für Zugriff auf TCP</text:p>
      <text:p text:style-name="P3"/>
      <text:list xml:id="list323134396" text:style-name="L27">
        <text:list-item>
          <text:list>
            <text:list-item>
              <text:p text:style-name="P38">TCP-Client Verbindung anfordern</text:p>
            </text:list-item>
          </text:list>
        </text:list-item>
      </text:list>
      <text:p text:style-name="P3"><text:soft-page-break/><text:tab/>rc = connect(sd, (struct sockaddr*)&amp;server,sizeof(server));</text:p>
      <text:p text:style-name="P3"><text:tab/>rc <text:tab/>== 0 i.O.</text:p>
      <text:p text:style-name="P3"><text:tab/><text:tab/>== SOCKET_ERROR h_errno → Fehlercode </text:p>
      <text:p text:style-name="P3"><text:tab/><text:tab/><text:tab/><text:tab/><text:tab/><text:tab/>n.a. WSACONNREFUSED</text:p>
      <text:p text:style-name="P3"/>
      <text:p text:style-name="P8">KW 54</text:p>
      <text:p text:style-name="P8"/>
      <text:p text:style-name="P8"><text:tab/>3.2.2 Ermittlung/Zuordnung von IP-Adressen</text:p>
      <text:list xml:id="list1267552132" text:style-name="L28">
        <text:list-item>
          <text:list>
            <text:list-item>
              <text:list>
                <text:list-header>
                  <text:p text:style-name="P43"/>
                </text:list-header>
              </text:list>
              <text:p text:style-name="P44"><text:s/><text:tab/>– RARP Reverse ARP</text:p>
            </text:list-item>
          </text:list>
        </text:list-item>
      </text:list>
      <text:p text:style-name="P8"><text:tab/>Protokoll auf Netzwerkschicht</text:p>
      <text:p text:style-name="P8"><text:tab/><text:tab/>Ethernet-Typfeld 8035</text:p>
      <text:p text:style-name="P8"><text:tab/>Request – Broadcast </text:p>
      <text:p text:style-name="P8"><text:tab/>Reply durch Server </text:p>
      <text:p text:style-name="P8"><text:tab/><text:tab/>Server: Tabelle Ethernetadr. Hostname</text:p>
      <text:p text:style-name="P8"><text:tab/><text:tab/><text:tab/>File /etc/ethers</text:p>
      <text:p text:style-name="P8"><text:tab/><text:tab/><text:tab/>NIS-Map ethers</text:p>
      <text:p text:style-name="P8"/>
      <text:p text:style-name="P8"><text:tab/>Nachteile:<text:tab/>Hardwareorientiertes Protokoll</text:p>
      <text:p text:style-name="P8"><text:tab/><text:tab/><text:tab/>Keine dyn. Adressvergabe</text:p>
      <text:p text:style-name="P8"><text:tab/><text:tab/><text:tab/>wenige Inf. über RARP </text:p>
      <text:list xml:id="list1509948195" text:style-name="L29">
        <text:list-item>
          <text:list>
            <text:list-header>
              <text:p text:style-name="P45"/>
              <text:p text:style-name="P45"><text:s/><text:tab/>– Boot P Bootstrap Protocol</text:p>
            </text:list-header>
          </text:list>
        </text:list-item>
      </text:list>
      <text:p text:style-name="P8"><text:tab/>Nutzung von UDP<text:tab/>Port 67 <text:tab/>Client → <text:s/>Server</text:p>
      <text:p text:style-name="P8"><text:tab/><text:tab/><text:tab/><text:tab/>Port 68<text:tab/><text:tab/>Server → Client </text:p>
      <text:p text:style-name="P8"/>
      <text:p text:style-name="P8"><text:tab/>Request durch einen IP-Broadcast</text:p>
      <text:p text:style-name="P8"><text:tab/>Reply durch Server</text:p>
      <text:p text:style-name="P8"><text:tab/>Paketinhalt u.a. <text:tab/>ermittelte IP-Adresse</text:p>
      <text:p text:style-name="P8"><text:tab/><text:tab/><text:tab/><text:tab/>Server-IP-Adresse</text:p>
      <text:p text:style-name="P8"><text:tab/><text:tab/><text:tab/><text:tab/>Router-IP-Adresse</text:p>
      <text:p text:style-name="P8"><text:tab/><text:tab/><text:tab/><text:tab/>Server-Hostname</text:p>
      <text:p text:style-name="P8"><text:tab/><text:tab/><text:tab/><text:tab/>Boot-Filename</text:p>
      <text:p text:style-name="P8"><text:tab/><text:tab/><text:tab/><text:tab/>Liste mit <text:tab/>Typ<text:tab/>Wert</text:p>
      <text:p text:style-name="P8"><text:tab/><text:tab/><text:tab/><text:tab/>z.B.<text:tab/><text:tab/>1<text:tab/>Subnetzmaske</text:p>
      <text:p text:style-name="P8"><text:tab/><text:tab/><text:tab/><text:tab/><text:tab/><text:tab/>2<text:tab/>aktuelle Zeit</text:p>
      <text:p text:style-name="P8"><text:tab/><text:tab/><text:tab/><text:tab/><text:tab/><text:tab/>6<text:tab/>DN-Server</text:p>
      <text:p text:style-name="P8"><text:tab/><text:tab/><text:tab/><text:tab/><text:tab/><text:tab/>:</text:p>
      <text:p text:style-name="P8"><text:tab/><text:tab/><text:tab/><text:tab/><text:tab/><text:tab/>:</text:p>
      <text:p text:style-name="P8"/>
      <text:p text:style-name="P8"><text:tab/>nach Reply über tftp Laden des Boot-Files</text:p>
      <text:p text:style-name="P8"><text:tab/></text:p>
      <text:p text:style-name="P8"><text:tab/>– DHCP Dynamic Host Configuration Protocol</text:p>
      <text:p text:style-name="P8"><text:tab/><text:tab/>Weiterentwicklung von Boot P</text:p>
      <text:p text:style-name="P8"><text:tab/><text:tab/>dynamische Zuweisung von IP-Adressen für bestimmte Lease-Dauer</text:p>
      <text:p text:style-name="P8"><text:tab/><text:tab/>Erweiterung der Optionen-Liste-DHCP-Optionen</text:p>
      <text:p text:style-name="P8"><text:tab/><text:tab/><text:tab/>u.a. <text:tab/>51<text:tab/>Lease Time</text:p>
      <text:p text:style-name="P8"><text:tab/><text:tab/><text:tab/><text:tab/>53<text:tab/>DHCP-Message</text:p>
      <text:p text:style-name="P8"><text:tab/><text:tab/><text:tab/><text:tab/>58<text:tab/>T1 Reneval<text:tab/>Time</text:p>
      <text:p text:style-name="P8"><text:tab/><text:tab/><text:tab/><text:tab/>59<text:tab/>T2 Rebinding Time</text:p>
      <text:p text:style-name="P8"/>
      <text:p text:style-name="P11">DHCP – Ablauf</text:p>
      <text:p text:style-name="P8"/>
      <text:p text:style-name="P8"><text:tab/>Zustand<text:tab/>Client<text:tab/><text:tab/><text:tab/><text:tab/><text:tab/><text:tab/>Server </text:p>
      <text:p text:style-name="P8"><text:tab/>Init <text:tab/><text:tab/><text:tab/><text:tab/>DHCP Discover → </text:p>
      <text:p text:style-name="P8"><text:tab/>--------<text:tab/><text:tab/><text:tab/><text:tab/>Broadcast </text:p>
      <text:p text:style-name="P8"><text:tab/><text:tab/><text:tab/><text:tab/><text:tab/><text:tab/><text:tab/><text:tab/><text:tab/>Konfigurationsparameter</text:p>
      <text:p text:style-name="P8"><text:tab/><text:tab/><text:tab/><text:tab/><text:tab/><text:tab/><text:tab/><text:tab/><text:tab/>ermitteln</text:p>
      <text:p text:style-name="P8"/>
      <text:p text:style-name="P8"><text:tab/>Selecting<text:tab/><text:tab/><text:tab/>← DHCP-Offer</text:p>
      <text:p text:style-name="P8">Auswahl-----------</text:p>
      <text:p text:style-name="P8"><text:tab/>Requesting<text:tab/><text:tab/><text:tab/>DHCP Request → </text:p>
      <text:p text:style-name="P8"><text:tab/><text:tab/><text:tab/><text:tab/><text:tab/><text:tab/><text:tab/><text:tab/><text:tab/>ausgewählter Server</text:p>
      <text:p text:style-name="P8"><text:tab/><text:tab/><text:tab/><text:tab/><text:tab/>←DHCP ACK<text:tab/><text:tab/>oder DHCP NAK</text:p>
      <text:p text:style-name="P8">bei NAK:</text:p>
      <text:p text:style-name="P8">Rückkehr zu Init</text:p>
      <text:p text:style-name="P8"/>
      <text:p text:style-name="P8"><text:tab/>------------</text:p>
      <text:p text:style-name="P8"><text:tab/>Bound<text:tab/><text:tab/><text:tab/><text:tab/>IP Datenverkehr</text:p>
      <text:p text:style-name="P8"><text:tab/><text:tab/><text:tab/><text:tab/><text:tab/><text:tab/>:</text:p>
      <text:p text:style-name="P8"><text:tab/><text:tab/><text:tab/><text:tab/><text:tab/><text:tab/>:</text:p>
      <text:p text:style-name="P8"><text:tab/>-----------<text:tab/><text:tab/><text:tab/>DHCP Release → </text:p>
      <text:p text:style-name="P8"><text:tab/>Init<text:tab/><text:tab/><text:tab/><text:tab/><text:tab/><text:tab/><text:tab/><text:tab/>Parameter freigeben</text:p>
      <text:p text:style-name="P8"/>
      <text:p text:style-name="P8"><text:tab/>DHCP Discover<text:tab/>enthält Client-Hardware-Adresse</text:p>
      <text:p text:style-name="P8"><text:tab/><text:tab/><text:tab/><text:tab/>evtl. können mehrere Server Konfig ermitteln und senden</text:p>
      <text:p text:style-name="P8"><text:tab/><text:tab/><text:tab/><text:tab/>kann Vorschlag aus vorheriger Konfig erhalten</text:p>
      <text:p text:style-name="P8"><text:tab/><text:tab/><text:tab/><text:tab/>Konfig-Parameter <text:tab/>IP-Adresse, Subnetzmaske</text:p>
      <text:p text:style-name="P8"><text:tab/><text:tab/><text:tab/><text:tab/><text:tab/><text:tab/><text:tab/>max Paketlänge</text:p>
      <text:p text:style-name="P8"><text:tab/><text:tab/><text:tab/><text:tab/><text:tab/><text:tab/><text:tab/>Router-Adresse</text:p>
      <text:p text:style-name="P8"/>
      <text:p text:style-name="P8"><text:tab/>DHCP Offer<text:tab/><text:tab/>jeder Server kann antworten</text:p>
      <text:p text:style-name="P8"><text:tab/><text:tab/><text:tab/><text:tab/>Client wählt Config aus</text:p>
      <text:p text:style-name="P8"><text:tab/></text:p>
      <text:p text:style-name="P8"><text:tab/>DHCP Request <text:tab/>Mitteilung an alle Server über ausgewählte Konfig.</text:p>
      <text:p text:style-name="P8"><text:tab/><text:tab/><text:tab/><text:tab/>Server entscheidet über Annahme des Requests</text:p>
      <text:p text:style-name="P8"><text:tab/><text:tab/><text:tab/><text:tab/>bei Ablehnung DHCP NAK</text:p>
      <text:p text:style-name="P8"><text:tab/><text:tab/><text:tab/><text:tab/>bei Annahme DHCP ACK</text:p>
      <text:p text:style-name="P8"/>
      <text:p text:style-name="P8"/>
      <text:p text:style-name="P8"><text:tab/>Client im Zustand Bound 3 Timer</text:p>
      <text:p text:style-name="P8"><text:tab/><text:tab/>Standardwerte<text:tab/><text:tab/>T1 = 0,5*Lease Time</text:p>
      <text:p text:style-name="P8"><text:tab/><text:tab/><text:tab/><text:tab/><text:tab/>T2 = 0,875* Lease Time</text:p>
      <text:p text:style-name="P8"><text:tab/><text:tab/>Ablauf T1<text:tab/><text:tab/>Client → Zustand Renewing </text:p>
      <text:p text:style-name="P8"><text:tab/><text:tab/><text:tab/><text:tab/><text:tab/><text:tab/>Requesrt an Server Verlängerung der Lease Time</text:p>
      <text:p text:style-name="P8"><text:tab/><text:tab/><text:tab/><text:tab/><text:tab/><text:tab/>ACK vor T2 → Zustand Bound</text:p>
      <text:p text:style-name="P8"><text:tab/><text:tab/>Ablauf T2<text:tab/><text:tab/>Client → Zustand Rebinding</text:p>
      <text:p text:style-name="P8"><text:tab/><text:tab/><text:tab/><text:tab/><text:tab/><text:tab/>Request an Server </text:p>
      <text:p text:style-name="P8"><text:tab/><text:tab/><text:tab/><text:tab/><text:tab/><text:tab/>ACK → Zustand Bound</text:p>
      <text:p text:style-name="P8"><text:tab/><text:tab/><text:tab/><text:tab/><text:tab/><text:tab/>oder NAK oder Ablauf Lease Time</text:p>
      <text:p text:style-name="P8"><text:tab/><text:tab/><text:tab/><text:tab/><text:tab/><text:tab/>→ Zustand Init </text:p>
      <text:p text:style-name="P8"><text:tab/>DHCP-Release<text:tab/>Ende durch Client vor Ende der Lease Time</text:p>
      <text:p text:style-name="P8"/>
      <text:p text:style-name="P8"><text:soft-page-break/><text:tab/>3.2.3<text:tab/>DNS-Domain Name Service </text:p>
      <text:p text:style-name="P8"><text:tab/></text:p>
      <text:p text:style-name="P8"><text:tab/>seit 1986 hierarchische Hostnamenstruktur</text:p>
      <text:p text:style-name="P8"/>
      <text:p text:style-name="P8"><text:tab/><text:tab/>Hostname.Domainname</text:p>
      <text:p text:style-name="P8"><text:tab/><text:tab/><text:tab/><text:tab/>|</text:p>
      <text:p text:style-name="P8"><text:tab/><text:tab/><text:tab/><text:tab/>Subdomain.Subdomain. … . Topleveldomain</text:p>
      <text:p text:style-name="P8"><text:tab/><text:tab/></text:p>
      <text:p text:style-name="P8"><text:tab/><text:tab/>Umsetzung<text:tab/><text:tab/>Hostname → IP-Adresse </text:p>
      <text:p text:style-name="P8"><text:tab/><text:tab/><text:tab/>lokale Zuordnung <text:tab/>/etc/hosts bzw. NIS-Map hosts</text:p>
      <text:p text:style-name="P8"><text:tab/><text:tab/><text:tab/>globale Zuordnung<text:tab/>DNS </text:p>
      <text:p text:style-name="P8"/>
      <text:p text:style-name="P8"><text:tab/><text:tab/>Auswahl der Adresszuordnung über /etc/nisswitch.conf</text:p>
      <text:p text:style-name="P8"><text:tab/><text:tab/><text:tab/>u.a. Eintrag hosts</text:p>
      <text:p text:style-name="P8"><text:tab/><text:tab/><text:tab/>z.B. hosts: files nis </text:p>
      <text:p text:style-name="P8"><text:tab/><text:tab/><text:tab/><text:tab/>zuerst <text:s/>/etc/hosts danach NIS </text:p>
      <text:p text:style-name="P8"><text:tab/><text:tab/></text:p>
      <text:p text:style-name="P8"><text:tab/><text:tab/><text:tab/>oder hosts: files dns </text:p>
      <text:p text:style-name="P8"><text:tab/><text:tab/><text:tab/><text:tab/>zuerst /etc/hosts danach DNS </text:p>
      <text:p text:style-name="P8"/>
      <text:p text:style-name="P8"><text:tab/><text:tab/>DNS: verteilter Dienst – mehrere DNS-Server</text:p>
      <text:p text:style-name="P8"><text:tab/><text:tab/><text:tab/>Server enthält nur Teil des Namensraums</text:p>
      <text:p text:style-name="P8"><text:tab/><text:tab/><text:tab/>bearbeitet Anfragen auf Adressauflösung</text:p>
      <text:p text:style-name="P8"><text:tab/><text:tab/><text:tab/><text:tab/>falls nicht vorhanden: Weiterleitung an anderen Server</text:p>
      <text:p text:style-name="P8"><text:tab/><text:tab/><text:tab/>arbeitet auf Port 53<text:tab/><text:tab/>UDP und TCP </text:p>
      <text:p text:style-name="P8"/>
      <text:p text:style-name="P8"><text:tab/><text:tab/>Clients: </text:p>
      <text:list xml:id="list831769424" text:style-name="L3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7"><text:s/>spezielle Dienstprogramme z.B. nslookup u.a.</text:p>
                        </text:list-item>
                        <text:list-item>
                          <text:p text:style-name="P48">DNS-Anfrage enthalten in gethostbyname() u.a.</text:p>
                        </text:list-item>
                        <text:list-item>
                          <text:p text:style-name="P48">spezielle Funktionen sog. Resolver-Fk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>File /etc/resolv.conf</text:p>
      <text:p text:style-name="P12"/>
      <text:p text:style-name="P12">domain<text:tab/>imn.htwk-leipzig.de<text:tab/>eigene Domain</text:p>
      <text:p text:style-name="P12">nameserver<text:tab/>141.57.9.1</text:p>
      <text:p text:style-name="P12">nameserver<text:tab/>141.57.1.6</text:p>
      <text:p text:style-name="P12">nameserver<text:tab/>139.18.1.1</text:p>
      <text:p text:style-name="P12"/>
      <text:p text:style-name="P9"><text:tab/>3.3 ICMP (Internet Control Message Protocol)</text:p>
      <text:p text:style-name="P9"><text:tab/></text:p>
      <text:p text:style-name="P9"><text:tab/>Transport erfolgt wie Schicht 4 Protokoll mit IP</text:p>
      <text:p text:style-name="P9"><text:tab/>Protokoll im IP-Header 1</text:p>
      <text:p text:style-name="P9"><text:tab/>ICMP-Daten direkt hinter IP-Header</text:p>
      <text:p text:style-name="P9"/>
      <text:p text:style-name="P9"><text:tab/>Frame-Aufbau</text:p>
      <text:p text:style-name="P9"><text:tab/>1 Byte<text:tab/><text:tab/>ICMP-Typ</text:p>
      <text:p text:style-name="P9"><text:tab/>1 Byte<text:tab/><text:tab/>ICMP-Code (Spezifizierung)</text:p>
      <text:p text:style-name="P9"><text:tab/>2 Byte <text:tab/><text:tab/>Prüfsumme</text:p>
      <text:p text:style-name="P9"><text:tab/>4 Byte <text:tab/><text:tab/>typabhängig</text:p>
      <text:p text:style-name="P9"><text:tab/>n Byte<text:tab/><text:tab/>Datenteil</text:p>
      <text:p text:style-name="P9"/>
      <text:p text:style-name="P9"><text:tab/></text:p>
      <text:p text:style-name="P9"><text:soft-page-break/><text:tab/>Typ = 3 Destination unreachable</text:p>
      <text:p text:style-name="P9"><text:tab/><text:tab/>Code <text:tab/>0<text:tab/>Netz nicht erreichbar</text:p>
      <text:p text:style-name="P9"><text:tab/><text:tab/> <text:tab/>1<text:tab/>Host <text:s/>''</text:p>
      <text:p text:style-name="P9"><text:tab/><text:tab/> <text:tab/>2<text:tab/>Protokoll unbekannt</text:p>
      <text:p text:style-name="P9"><text:tab/><text:tab/> <text:tab/>3<text:tab/>Port nicht erreichbar</text:p>
      <text:p text:style-name="P9"/>
      <text:p text:style-name="P9"><text:tab/>Typ = 11 Time exceeded</text:p>
      <text:p text:style-name="P9"><text:tab/><text:tab/>Code <text:tab/>0<text:tab/>TTL = 0</text:p>
      <text:p text:style-name="P9"><text:tab/><text:tab/><text:tab/>1<text:tab/>Reassemblierung time out</text:p>
      <text:p text:style-name="P9"/>
      <text:p text:style-name="P9"><text:tab/>Typ = 4 Source Quench<text:tab/></text:p>
      <text:p text:style-name="P9"><text:tab/><text:tab/><text:tab/>wird von Zielhost erzeugt, wenn Datagramme zu schnell ankommen</text:p>
      <text:p text:style-name="P9"><text:tab/><text:tab/><text:tab/>→ Datagramme sollen in größeren Abständen gesendet werden</text:p>
      <text:p text:style-name="P9"><text:tab/>Typ = 5 Redirect-Meldung</text:p>
      <text:p text:style-name="P9"><text:tab/><text:tab/>Meldung von Default-Router – anderen Router verwenden</text:p>
      <text:p text:style-name="P9"/>
      <text:p text:style-name="P9">KW 55</text:p>
      <text:p text:style-name="P9"><text:tab/></text:p>
      <text:p text:style-name="P9"><text:tab/>Typ = 8 Echo Request </text:p>
      <text:p text:style-name="P9"/>
      <text:p text:style-name="P9"><text:tab/>Typ = 0 Echo Reply</text:p>
      <text:p text:style-name="P9"/>
      <text:p text:style-name="P9"><text:tab/><text:tab/>benutzt von ping</text:p>
      <text:p text:style-name="P9"/>
      <text:p text:style-name="P9"><text:tab/>3.4 Transportprotokolle</text:p>
      <text:p text:style-name="P9"/>
      <text:p text:style-name="P9"><text:tab/>Aufgabe: Datentransport zwischen 2 Prozessen auf Quell- und Zielhost</text:p>
      <text:p text:style-name="P9"/>
      <text:p text:style-name="P9"><text:tab/>2 Arten Dienste</text:p>
      <text:list xml:id="list36220481" text:style-name="L31">
        <text:list-item>
          <text:list>
            <text:list-item>
              <text:p text:style-name="P49">Verbindungsorientiert</text:p>
            </text:list-item>
          </text:list>
        </text:list-item>
      </text:list>
      <text:p text:style-name="P13"><text:tab/>Verbindungsaufbau</text:p>
      <text:p text:style-name="P13"><text:tab/>Datenübertragung</text:p>
      <text:p text:style-name="P13"><text:tab/>Fehlerkontrolle und Flusssteuerung</text:p>
      <text:p text:style-name="P13"><text:tab/>Verbindungsabbau</text:p>
      <text:p text:style-name="P13"><text:tab/>u.a. TCP </text:p>
      <text:list xml:id="list1958301487" text:continue-numbering="true" text:style-name="L31">
        <text:list-item>
          <text:list>
            <text:list-item>
              <text:p text:style-name="P50">Verbindungslose/datagrammorientiert</text:p>
            </text:list-item>
          </text:list>
        </text:list-item>
      </text:list>
      <text:p text:style-name="P14"><text:tab/>kein Verbindungsaufbau</text:p>
      <text:p text:style-name="P14"><text:tab/>Datenübertragung erfolgt ohne Fehlerkontrolle und ohne Flusssteuerung</text:p>
      <text:p text:style-name="P14"><text:tab/>Kein Verbindungsabbau</text:p>
      <text:p text:style-name="P14"><text:tab/>u.a. UDP</text:p>
      <text:p text:style-name="P14"/>
      <text:p text:style-name="P9"><text:tab/>3.4.1 TCP </text:p>
      <text:p text:style-name="P9"><text:s/></text:p>
      <text:p text:style-name="P9"><text:tab/>TCP-Header</text:p>
      <text:p text:style-name="P9"><text:tab/><text:tab/>hinter IP-Header</text:p>
      <text:p text:style-name="P9"><text:tab/></text:p>
      <text:p text:style-name="P9"><text:tab/>16 Bit <text:tab/><text:tab/>Source Port</text:p>
      <text:p text:style-name="P9"><text:tab/>16 Bit<text:tab/><text:tab/>Destination Port </text:p>
      <text:p text:style-name="P9"><text:tab/>32 Bit<text:tab/><text:tab/>Sequence Number = ISN + Nr des 1. Bytes des Pakets im Datenstrom</text:p>
      <text:p text:style-name="P9"><text:tab/><text:tab/><text:tab/>(ISN-Initial Sequence Number)</text:p>
      <text:p text:style-name="P9"><text:tab/>32 Bit<text:tab/><text:tab/>Acknowledgement Number = SN deren Empfang positiv quittiert wird</text:p>
      <text:p text:style-name="P9"><text:tab/> <text:s/>4 Bit<text:tab/><text:tab/>Data Offset Länge des TCP-Header in 4 Byte-Einheiten i.R. 5 = 20 Bytes</text:p>
      <text:p text:style-name="P9"><text:soft-page-break/><text:tab/> <text:s/>6 Bit<text:tab/><text:tab/>reserviert = 0</text:p>
      <text:p text:style-name="P9"><text:tab/> <text:s/>6 Bit<text:tab/><text:tab/>Control Flags</text:p>
      <text:p text:style-name="P9"><text:tab/><text:tab/><text:tab/>URG (Urgent) Markierung von Vorrangdaten</text:p>
      <text:p text:style-name="P9"><text:tab/><text:tab/><text:tab/>ACK Ack. Number relevant</text:p>
      <text:p text:style-name="P9"><text:tab/><text:tab/><text:tab/>PSH (Push) Daten sofort weiterleiten</text:p>
      <text:p text:style-name="P9"><text:tab/><text:tab/><text:tab/>RST (Reset) Sender will Verbindungsaufbau abbrechen</text:p>
      <text:p text:style-name="P9"><text:tab/><text:tab/><text:tab/>SYN Verbindungsaufbau anfordern</text:p>
      <text:p text:style-name="P9"><text:tab/><text:tab/><text:tab/>FIN (Final) Verbindungsabbau</text:p>
      <text:p text:style-name="P9"><text:tab/>16 Bit<text:tab/><text:tab/>Window Size zur Flusssteuerung – Anzahl Bytes, die ohne Quittung gesendet <text:tab/><text:tab/><text:tab/>werden können</text:p>
      <text:p text:style-name="P9"><text:tab/>16 Bit<text:tab/><text:tab/>Checksumme</text:p>
      <text:p text:style-name="P9"><text:tab/>16 Bit<text:tab/><text:tab/>Urgent Pointer (wenn URG = 1)</text:p>
      <text:p text:style-name="P9"><text:tab/><text:tab/><text:tab/>Zeiger auf dringliche Daten </text:p>
      <text:p text:style-name="P9"/>
      <text:p text:style-name="P9"><text:tab/>Optionen möglich</text:p>
      <text:p text:style-name="P9"/>
      <text:p text:style-name="P9"><text:tab/><text:span text:style-name="T2">Verbindungsaufbau:</text:span></text:p>
      <text:p text:style-name="P9"/>
      <text:p text:style-name="P9"><text:tab/><text:tab/><text:tab/>Client<text:tab/><text:tab/><text:tab/><text:tab/><text:tab/>Server</text:p>
      <text:p text:style-name="P9"><text:tab/><text:tab/><text:tab/><text:tab/><text:tab/><text:tab/><text:tab/><text:tab/><text:tab/>listen()</text:p>
      <text:p text:style-name="P9"><text:tab/>connect()<text:tab/><text:tab/><text:tab/>→ 1 <text:tab/><text:tab/><text:tab/><text:tab/>accept()</text:p>
      <text:p text:style-name="P9"><text:tab/>SYN = 1</text:p>
      <text:p text:style-name="P9"><text:tab/>ACK = 0<text:tab/><text:tab/><text:tab/>← 2<text:tab/><text:tab/><text:tab/><text:tab/>SYN = 1</text:p>
      <text:p text:style-name="P9"><text:tab/>ISNA = X<text:tab/><text:tab/><text:tab/><text:tab/><text:tab/><text:tab/><text:tab/>ACK = 1</text:p>
      <text:p text:style-name="P9"><text:tab/>-------------<text:tab/><text:tab/><text:tab/><text:tab/><text:tab/><text:tab/><text:tab/>AN = X+1 (ISNA +1)</text:p>
      <text:p text:style-name="P9"><text:tab/>Bestätigung<text:tab/><text:tab/><text:tab/>→ 3<text:tab/><text:tab/><text:tab/><text:tab/>ISNB = Y</text:p>
      <text:p text:style-name="P9"><text:tab/>SYN = 0<text:tab/><text:tab/><text:tab/><text:tab/><text:tab/><text:tab/><text:tab/>--------------</text:p>
      <text:p text:style-name="P9"><text:tab/>ACK = 1<text:tab/><text:tab/><text:tab/><text:tab/><text:tab/><text:tab/><text:tab/>virtuelle Verbindung i.O.</text:p>
      <text:p text:style-name="P9"><text:tab/>AN = Y+1</text:p>
      <text:p text:style-name="P9"><text:tab/>------------</text:p>
      <text:p text:style-name="P9"><text:tab/>SN = X+1<text:tab/><text:tab/><text:tab/>→ Daten </text:p>
      <text:p text:style-name="P9"/>
      <text:p text:style-name="P9"><text:tab/><text:span text:style-name="T1">Datenübertragung mit Quittung und Flusssteuerung</text:span></text:p>
      <text:p text:style-name="P10"/>
      <text:p text:style-name="P9"><text:tab/>mögliche Fehler:</text:p>
      <text:p text:style-name="P9"><text:tab/><text:tab/>Paketverlust <text:tab/><text:tab/><text:tab/>– <text:tab/>Erkennung anhand Sequenznr.</text:p>
      <text:p text:style-name="P9"><text:tab/><text:tab/><text:tab/><text:tab/><text:tab/><text:tab/><text:tab/>Wiederholung der Übertragung notwendig</text:p>
      <text:p text:style-name="P9"><text:tab/><text:tab/>Duplikate <text:tab/><text:tab/><text:tab/>–<text:tab/>Erkennung anhand Sequenznr.</text:p>
      <text:p text:style-name="P9"><text:tab/><text:tab/><text:tab/><text:tab/><text:tab/><text:tab/><text:tab/>Behandlung durch Empfänger</text:p>
      <text:p text:style-name="P9"><text:tab/><text:tab/>Reihenfolgevertauschung<text:tab/>–<text:tab/>Erkennung anhand Sequenznr.</text:p>
      <text:p text:style-name="P9"><text:tab/><text:tab/><text:tab/><text:tab/><text:tab/><text:tab/><text:tab/>Behandlung durch Empfänger</text:p>
      <text:p text:style-name="P9"/>
      <text:p text:style-name="P9"><text:tab/><text:span text:style-name="T1">Quittungsbetrieb</text:span></text:p>
      <text:p text:style-name="P9"/>
      <text:p text:style-name="P9"><text:tab/>Go- Back-N-Verfahren</text:p>
      <text:p text:style-name="P9"><text:tab/>→ siehe RN 1</text:p>
      <text:p text:style-name="P9"><text:tab/>Prinzip: Nicht nach jedem Paket ein AN, sondern erst nach N Paketen.</text:p>
      <text:p text:style-name="P9"><text:tab/></text:p>
      <text:p text:style-name="P9"><text:tab/><text:tab/><text:tab/><text:tab/>A<text:tab/><text:tab/><text:tab/><text:tab/>B</text:p>
      <text:p text:style-name="P9"><text:tab/>SN=i<text:tab/><text:tab/><text:tab/><text:tab/>→ n1 Bytes</text:p>
      <text:p text:style-name="P9"><text:tab/>SN = i+ n1<text:tab/><text:tab/><text:tab/>→ n2 Bytes</text:p>
      <text:p text:style-name="P9"><text:tab/>SN = i+n1 + n2<text:tab/><text:tab/>→ n3 Bytes</text:p>
      <text:p text:style-name="P9"><text:soft-page-break/><text:tab/><text:tab/><text:tab/><text:tab/><text:tab/>← <text:tab/><text:tab/><text:tab/>AN = i+ n1 + n2 + n3</text:p>
      <text:p text:style-name="P9"><text:tab/>SN = i + n1 + n2 + n3<text:tab/><text:tab/>→ n4 Bytes<text:tab/><text:tab/>3 Pakete wurden quittiert</text:p>
      <text:p text:style-name="P9"><text:tab/><text:tab/></text:p>
      <text:p text:style-name="P9"/>
      <text:p text:style-name="P9"><text:tab/> Ablauf bei Fehler</text:p>
      <text:p text:style-name="P9"><text:tab/><text:tab/>mit Paket wird Timer gestartet</text:p>
      <text:p text:style-name="P9"/>
      <text:p text:style-name="P9"><text:tab/><text:tab/>Wenn Timer abgelaufen werden alle Pakete seit Start des Timers nochmal gesendet</text:p>
      <text:p text:style-name="P9"><text:tab/><text:tab/>Wenn AN vor Timerende kommt werden die bis dahin gestarteten Timer angehalten</text:p>
      <text:p text:style-name="P9"/>
      <text:p text:style-name="P9"><text:tab/><text:span text:style-name="T1">Flusssteuerung</text:span></text:p>
      <text:p text:style-name="P9"/>
      <text:p text:style-name="P9"><text:tab/>sliding window protocol</text:p>
      <text:p text:style-name="P9"><text:tab/>Empfänger meldet dem Sender aktuelle Empfangspuffergröße (bei Verbindungsaufbau bzw. <text:tab/>Quittung)</text:p>
      <text:p text:style-name="P9"/>
      <text:p text:style-name="P9"><text:tab/>Sender zählt mit wie viel Pakete noch nicht quittiert sind und wartet, wenn er denk den <text:tab/>Empfangspuffer gefüllt zu haben</text:p>
      <text:p text:style-name="P9"><text:tab/>Wenn Quittung für n Pakete kommt, weiß der Sender, dass er wieder n Pakete senden kann</text:p>
      <text:p text:style-name="P9"/>
      <text:p text:style-name="P9"><text:tab/>Falls Bestätigung verloren geht → B wiederholt Quittung regelmäßig</text:p>
      <text:p text:style-name="P9"><text:tab/>A Nachfrage nach Fenstergröße (Sendung mit falscher SN)</text:p>
      <text:p text:style-name="P9"/>
      <text:p text:style-name="P9">KW 56</text:p>
      <text:p text:style-name="P9"/>
      <text:p text:style-name="P9"><text:tab/><text:span text:style-name="T1">TCP-Algorithmen </text:span>zur Überlastungsüberwachung</text:p>
      <text:p text:style-name="P9"><text:tab/></text:p>
      <text:p text:style-name="P9"><text:tab/>Empfänger-Kapazität → Sliding Window Protocol</text:p>
      <text:p text:style-name="P9"><text:tab/>Überlastung im Netzwerk → Überwachung</text:p>
      <text:p text:style-name="P9"><text:tab/></text:p>
      <text:p text:style-name="P9"><text:tab/>Sender verwaltet 2 Fenster </text:p>
      <text:p text:style-name="P9"><text:tab/><text:tab/>Empfängerfenster E</text:p>
      <text:p text:style-name="P9"><text:tab/><text:tab/>Überlastungsfenster Ü</text:p>
      <text:p text:style-name="P9"><text:tab/><text:tab/><text:tab/>falls Ü&lt;E senden der Byteanzahl Ü</text:p>
      <text:p text:style-name="P9"><text:tab/><text:tab/><text:tab/><text:tab/>und Vergrößerung von Ü falls kein Timeout</text:p>
      <text:p text:style-name="P9"/>
      <text:p text:style-name="P9"><text:tab/><text:tab/><text:tab/>falls E&lt;Ü<text:tab/>Byteanzahl E</text:p>
      <text:p text:style-name="P9"/>
      <text:p text:style-name="P9"><text:tab/><text:tab/><text:span text:style-name="T1">Slow-Start-Algorithmus</text:span></text:p>
      <text:p text:style-name="P9"><text:tab/><text:tab/><text:tab/>Schwellenwert S</text:p>
      <text:p text:style-name="P9"><text:tab/><text:tab/>Verbindungsaufbau: <text:tab/>Ü = 1 MTU</text:p>
      <text:p text:style-name="P9"><text:tab/><text:tab/><text:tab/><text:tab/><text:tab/>S = 64K</text:p>
      <text:p text:style-name="P9"/>
      <text:p text:style-name="P9"><text:tab/><text:tab/>gesendete Byteanzahl = Min(E,Ü)</text:p>
      <text:p text:style-name="P9"><text:tab/><text:tab/>falls Bestätigung vor Timeout:</text:p>
      <text:p text:style-name="P9"><text:tab/><text:tab/><text:tab/>Ü = 2*Ü solange Ü&lt;S</text:p>
      <text:p text:style-name="P9"><text:tab/><text:tab/>wenn Ü &gt;= S → Ü = Ü+ 1 MTU</text:p>
      <text:p text:style-name="P9"/>
      <text:p text:style-name="P9"><text:tab/><text:tab/>bei Timeout → </text:p>
      <text:p text:style-name="P9"><text:tab/><text:tab/>Schwellenwert-Algorithmus zur Überlastungsvermeidung</text:p>
      <text:p text:style-name="P9"><text:tab/><text:tab/><text:tab/>bei Timeout → S = Ü/2 und Ü = 1 MTU</text:p>
      <text:p text:style-name="P9"/>
      <text:p text:style-name="P9"><text:soft-page-break/><text:tab/><text:tab/>weiter entspr. Slow-Start-Algorithmus</text:p>
      <text:p text:style-name="P9"><text:tab/><text:tab/></text:p>
      <text:p text:style-name="P9"><text:tab/>ICMP-Source Quench-Meldung behandelt wie Timeout</text:p>
      <text:p text:style-name="P9"/>
      <text:p text:style-name="P9"><text:tab/><text:span text:style-name="T1">Verbindungsabbau</text:span></text:p>
      <text:p text:style-name="P9"/>
      <text:p text:style-name="P9"><text:tab/><text:tab/>Client<text:tab/><text:tab/><text:tab/><text:tab/><text:tab/><text:tab/>Server </text:p>
      <text:p text:style-name="P9">close()<text:tab/><text:tab/>1.|<text:tab/>→ <text:tab/><text:tab/><text:tab/><text:tab/><text:tab/> <text:s text:c="3"/>|<text:tab/>read()</text:p>
      <text:p text:style-name="P9">FIN =1<text:tab/><text:tab/> <text:s text:c="2"/>|<text:tab/><text:tab/><text:tab/>→ <text:tab/><text:tab/><text:tab/> <text:s text:c="3"/>|<text:tab/>→ Fkt.Wert = 0</text:p>
      <text:p text:style-name="P9">ACK =1 <text:s text:c="2"/><text:tab/> <text:s text:c="2"/>|<text:tab/><text:tab/><text:tab/><text:tab/><text:tab/>→ <text:s/><text:tab/> <text:s text:c="3"/>|</text:p>
      <text:p text:style-name="P9"><text:tab/><text:tab/> <text:s text:c="2"/>|<text:tab/><text:tab/><text:tab/><text:tab/><text:tab/>← <text:tab/> <text:s text:c="3"/>|<text:tab/>Bestätigung FIN: ACK = 1</text:p>
      <text:p text:style-name="P9"><text:tab/><text:tab/> <text:s text:c="2"/>|<text:tab/><text:tab/><text:tab/>← <text:tab/><text:tab/>← <text:tab/> <text:s text:c="3"/>|<text:tab/>close()</text:p>
      <text:p text:style-name="P9"><text:tab/><text:tab/>2.|<text:tab/>←<text:tab/><text:tab/>← <text:tab/><text:tab/><text:tab/> <text:s text:c="3"/>|<text:tab/>FIN = 1, ACK = 1</text:p>
      <text:p text:style-name="P9">Bestätigung<text:tab/> <text:s text:c="2"/>|<text:tab/>← <text:tab/><text:tab/><text:tab/><text:tab/><text:tab/> <text:s text:c="3"/>|</text:p>
      <text:p text:style-name="P9">FIN ACK = 1<text:tab/> <text:s text:c="2"/>|<text:tab/>→ <text:tab/><text:tab/><text:tab/><text:tab/><text:tab/> <text:s text:c="3"/>|</text:p>
      <text:p text:style-name="P9"><text:tab/><text:tab/> <text:s text:c="2"/>|<text:tab/><text:tab/><text:tab/>→<text:tab/><text:tab/><text:tab/> <text:s text:c="3"/>|</text:p>
      <text:p text:style-name="P9"><text:tab/><text:tab/> <text:s text:c="2"/>|<text:tab/><text:tab/><text:tab/><text:tab/><text:tab/>→ <text:tab/> <text:s text:c="3"/>|<text:tab/></text:p>
      <text:p text:style-name="P9"/>
      <text:p text:style-name="P9"/>
      <text:p text:style-name="P9"><text:tab/><text:span text:style-name="T1">TCP-Statusdiagramm</text:span> bei close()</text:p>
      <text:p text:style-name="P9"><text:tab/>* aktives close<text:tab/><text:tab/>i.R. Client </text:p>
      <text:p text:style-name="P9"><text:tab/>Ausgangspunkt bestehende Verbindung</text:p>
      <text:p text:style-name="P9"/>
      <text:p text:style-name="P9"><text:tab/>ESTABLISHED</text:p>
      <text:p text:style-name="P9"><text:tab/><text:tab/>|<text:tab/>close() - Aufruf</text:p>
      <text:p text:style-name="P9"><text:tab/><text:tab/>|<text:tab/>FIN senden</text:p>
      <text:p text:style-name="P9"><text:tab/> <text:s text:c="10"/>v<text:tab/><text:tab/><text:tab/><text:tab/>FIN empfangen</text:p>
      <text:p text:style-name="P9"><text:tab/>FIN_WAIT_1 --------------------------------------------------------&gt;CLOSING</text:p>
      <text:p text:style-name="P9"><text:tab/><text:tab/>| <text:tab/>ACK empfangen<text:tab/>ACK senden<text:tab/><text:tab/><text:tab/>|<text:tab/>ACK empfangen</text:p>
      <text:p text:style-name="P9"><text:tab/><text:tab/>|<text:tab/>nicht senden<text:tab/><text:tab/><text:tab/><text:tab/><text:tab/><text:tab/>|<text:tab/>nicht senden</text:p>
      <text:p text:style-name="P9"><text:tab/> <text:s text:c="10"/>v<text:tab/><text:tab/><text:tab/><text:tab/>FIN empfangen<text:tab/> <text:s text:c="10"/>v</text:p>
      <text:p text:style-name="P9"><text:tab/>FIN_WAIT_2<text:tab/>--------------------------------------------------------&gt;TIME_WAIT → CLOSED</text:p>
      <text:p text:style-name="P9"><text:tab/><text:tab/><text:tab/><text:tab/><text:tab/><text:tab/>ACK senden<text:tab/> <text:tab/>Timeout 2MSL Port wieder frei</text:p>
      <text:p text:style-name="P9"/>
      <text:p text:style-name="P9"><text:tab/>[Stevens, Seite 33, je nach Ausgabe]</text:p>
      <text:p text:style-name="P9"/>
      <text:p text:style-name="P9"><text:tab/>2 MSL doppelt Maximum Segment Lifetime</text:p>
      <text:p text:style-name="P9"><text:tab/>RFC 1122: MSL 2Min empfohlen</text:p>
      <text:p text:style-name="P9"><text:tab/>* passives close i.R. Server im read()</text:p>
      <text:p text:style-name="P9"><text:tab/>ESTABLISHED</text:p>
      <text:p text:style-name="P9"><text:tab/><text:tab/>| FIN empfangen → read () endet mit 0</text:p>
      <text:p text:style-name="P9"><text:tab/><text:tab/>| ACK senden</text:p>
      <text:p text:style-name="P9"><text:tab/> <text:s text:c="10"/>v</text:p>
      <text:p text:style-name="P9"><text:tab/>CLOSE_WAIT</text:p>
      <text:p text:style-name="P9"><text:tab/><text:tab/>| close() - Aufruf</text:p>
      <text:p text:style-name="P9"><text:tab/><text:tab/>| FIN senden</text:p>
      <text:p text:style-name="P9"><text:tab/> <text:s text:c="10"/>v</text:p>
      <text:p text:style-name="P9"><text:tab/>LAST_ACK</text:p>
      <text:p text:style-name="P9"><text:tab/><text:tab/>| ACK empfangen</text:p>
      <text:p text:style-name="P9"><text:tab/><text:tab/>| nichts senden</text:p>
      <text:p text:style-name="P9"><text:tab/> <text:s text:c="10"/>v</text:p>
      <text:p text:style-name="P9"><text:tab/> <text:s text:c="3"/>CLOSED<text:tab/>Port wieder frei</text:p>
      <text:p text:style-name="P9"><text:soft-page-break/></text:p>
      <text:p text:style-name="P9">3.4.2<text:tab/><text:span text:style-name="T1">UDP</text:span></text:p>
      <text:p text:style-name="P9"><text:tab/>IP-Protokolltyp 17</text:p>
      <text:p text:style-name="P9"><text:tab/></text:p>
      <text:p text:style-name="P9"><text:tab/>16 Bit<text:tab/> Source Port </text:p>
      <text:p text:style-name="P9"><text:tab/>16 Bit<text:tab/> Destination Port</text:p>
      <text:p text:style-name="P9"><text:tab/>16 Bit <text:s text:c="2"/>Länge UDP-Paket<text:tab/>(UDP-Header + Daten)</text:p>
      <text:p text:style-name="P9"><text:tab/>16 Bit<text:tab/> Prüfsumme</text:p>
      <text:p text:style-name="P9"/>
      <text:p text:style-name="P9">KW 57</text:p>
      <text:p text:style-name="P9"/>
      <text:p text:style-name="P9">4. Wegauswahl<text:line-break/><text:line-break/>Routing</text:p>
      <text:p text:style-name="P9"/>
      <text:p text:style-name="P9">für jedes eintreffende Datagramm Ermitteln des Ausgangs </text:p>
      <text:p text:style-name="P9"/>
      <text:p text:style-name="P9">verbindungsorientiert </text:p>
      <text:p text:style-name="P9"><text:tab/>Wegauswahl bei Verbindungsaufbau</text:p>
      <text:p text:style-name="P9"/>
      <text:p text:style-name="P9">datagrammorientiert/verbindungslos</text:p>
      <text:p text:style-name="P9"><text:tab/>keine Verbindung – Wegeauswahl bei Datagrammempfang</text:p>
      <text:p text:style-name="P9"><text:tab/>jedes Datagramm unabhängig</text:p>
      <text:p text:style-name="P9"/>
      <text:p text:style-name="P9">Routing Information Protocol (RIP)</text:p>
      <text:p text:style-name="P9"><text:tab/>Distanz-Vektor Routing Verfahren</text:p>
      <text:p text:style-name="P9"/>
      <text:p text:style-name="P9">jeder Router verwaltet Tabelle mit Einträgen:</text:p>
      <text:p text:style-name="P9"><text:tab/>IP-Adresse des nächsten Routers </text:p>
      <text:p text:style-name="P9"><text:tab/>Ausgangsport</text:p>
      <text:p text:style-name="P9"><text:tab/>Entfernung zum Ziel (i.R. Hops-Anzahl Router)</text:p>
      <text:p text:style-name="P9"><text:tab/>i.R. dyn. Routing d.h. Aktualisierung der Tabelle</text:p>
      <text:p text:style-name="P9"><text:tab/>Ziel: Auswahl des kürzesten Weges.</text:p>
      <text:p text:style-name="P9"/>
      <text:p text:style-name="P9">[Routing-Beispiel]</text:p>
      <text:p text:style-name="P9"/>
      <text:p text:style-name="P9">Erst nach 15 Updates wird bekannt, dass Ziel nicht mehr erreichbar</text:p>
      <text:p text:style-name="P9"/>
      <text:p text:style-name="P9">Begrenzung der Nerzgröße auf 15 Route </text:p>
      <text:p text:style-name="P9"/>
      <text:p text:style-name="P9">allg. Eigenschaft</text:p>
      <text:p text:style-name="P9"><text:tab/>„gute“ Nachrichten verbreiten sich schnell (Fall a)</text:p>
      <text:p text:style-name="P9"><text:tab/>„schlechte“ Nachrichten verbreiten sich langsam (Fall b)</text:p>
      <text:p text:style-name="P9"><text:tab/><text:tab/><text:tab/><text:tab/><text:tab/><text:tab/>„Count to infinity“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WenQuanYi Zen Hei" style:font-size-asian="7pt" style:font-weight-asian="bold" style:font-name-complex="Lohit Hindi" style:font-size-complex="7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 </meta:initial-creator>
    <meta:creation-date>2011-10-26T10:32:14</meta:creation-date>
    <dc:date>2012-01-30T12:54:12</dc:date>
    <dc:creator>hc </dc:creator>
    <meta:editing-duration>PT12H53M19S</meta:editing-duration>
    <meta:editing-cycles>122</meta:editing-cycles>
    <meta:generator>LibreOffice/3.4$Linux LibreOffice_project/340m1$Build-402</meta:generator>
    <meta:document-statistic meta:table-count="0" meta:image-count="0" meta:object-count="0" meta:page-count="27" meta:paragraph-count="1113" meta:word-count="3987" meta:character-count="31883" meta:non-whitespace-character-count="27033"/>
  </office:meta>
</office:document-meta>
</file>